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00000001300000013ECEC8ECECDA7614E.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Montserrat" svg:font-family="Montserrat,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635cm"/>
    </style:style>
    <style:style style:name="Table1.B" style:family="table-column">
      <style:table-column-properties style:column-width="16.955cm"/>
    </style:style>
    <style:style style:name="Table1.1" style:family="table-row">
      <style:table-row-properties fo:background-color="#f0f0f0">
        <style:background-image/>
      </style:table-row-properties>
    </style:style>
    <style:style style:name="Table1.A1" style:family="table-cell">
      <style:table-cell-properties style:vertical-align="middle" fo:padding="0cm" fo:border="none"/>
    </style:style>
    <style:style style:name="Table1.2" style:family="table-row">
      <style:table-row-properties fo:background-color="#ffffff">
        <style:background-image/>
      </style:table-row-properties>
    </style:style>
    <style:style style:name="P1" style:family="paragraph" style:parent-style-name="HTML_20_Preformatted">
      <loext:graphic-properties draw:fill="solid" draw:fill-color="#f5f5f5"/>
      <style:paragraph-properties fo:margin-top="0cm" fo:margin-bottom="0.265cm" loext:contextual-spacing="false" fo:text-align="justify" style:justify-single-word="false" fo:background-color="#f5f5f5" fo:padding="0.247cm" fo:border="0.74pt solid #cccccc"/>
      <style:text-properties officeooo:paragraph-rsid="00137371"/>
    </style:style>
    <style:style style:name="P2" style:family="paragraph" style:parent-style-name="Normal_20__28_Web_29_">
      <loext:graphic-properties draw:fill="solid" draw:fill-color="#ffffff"/>
      <style:paragraph-properties fo:margin-top="0cm" fo:margin-bottom="0.265cm" loext:contextual-spacing="false" fo:text-align="justify" style:justify-single-word="false" fo:background-color="#ffffff"/>
      <style:text-properties officeooo:paragraph-rsid="00137371"/>
    </style:style>
    <style:style style:name="P3" style:family="paragraph" style:parent-style-name="Heading_20_2">
      <style:paragraph-properties fo:margin-top="0.494cm" fo:margin-bottom="0.494cm" loext:contextual-spacing="false" fo:text-align="justify" style:justify-single-word="false"/>
      <style:text-properties style:font-name="DejaVu Sans Condensed" officeooo:paragraph-rsid="00137371"/>
    </style:style>
    <style:style style:name="P4" style:family="paragraph" style:parent-style-name="Heading_20_2">
      <style:paragraph-properties fo:margin-top="0.494cm" fo:margin-bottom="0.494cm" loext:contextual-spacing="false" fo:text-align="justify" style:justify-single-word="false" fo:break-before="page"/>
      <style:text-properties officeooo:paragraph-rsid="00137371"/>
    </style:style>
    <style:style style:name="P5" style:family="paragraph" style:parent-style-name="Normal_20__28_Web_29_">
      <loext:graphic-properties draw:fill="solid" draw:fill-color="#ffffff"/>
      <style:paragraph-properties fo:margin-top="0.494cm" fo:margin-bottom="0.494cm" loext:contextual-spacing="false" fo:text-align="justify" style:justify-single-word="false" fo:background-color="#ffffff" style:vertical-align="baseline"/>
      <style:text-properties officeooo:paragraph-rsid="00137371"/>
    </style:style>
    <style:style style:name="P6" style:family="paragraph" style:parent-style-name="Preformatted_20_Text">
      <style:paragraph-properties fo:line-height="150%" fo:orphans="2" fo:widows="2"/>
    </style:style>
    <style:style style:name="P7" style:family="paragraph" style:parent-style-name="Preformatted_20_Text">
      <style:paragraph-properties fo:margin-top="0cm" fo:margin-bottom="0.499cm" loext:contextual-spacing="false" fo:line-height="150%" fo:orphans="2" fo:widows="2"/>
    </style:style>
    <style:style style:name="P8" style:family="paragraph" style:parent-style-name="Standard">
      <style:paragraph-properties fo:margin-top="0cm" fo:margin-bottom="0cm" loext:contextual-spacing="false" fo:orphans="2" fo:widows="2"/>
      <style:text-properties fo:font-size="2pt" style:font-size-asian="2pt" style:font-size-complex="2pt"/>
    </style:style>
    <style:style style:name="P9" style:family="paragraph" style:parent-style-name="Table_20_Contents">
      <style:paragraph-properties fo:margin-left="0cm" fo:margin-right="0cm" fo:margin-top="0cm" fo:margin-bottom="0cm" loext:contextual-spacing="false" fo:line-height="150%" fo:text-indent="0cm" style:auto-text-indent="false"/>
    </style:style>
    <style:style style:name="P10" style:family="paragraph" style:parent-style-name="Text_20_body">
      <style:paragraph-properties fo:margin-left="0cm" fo:margin-right="0cm" fo:margin-top="0cm" fo:margin-bottom="0cm" loext:contextual-spacing="false" fo:line-height="150%" fo:orphans="2" fo:widows="2" fo:text-indent="0cm" style:auto-text-indent="false"/>
      <style:text-properties fo:font-variant="normal" fo:text-transform="none" fo:color="#000000" style:font-name="Montserrat" fo:font-size="9.60000038146973pt" fo:letter-spacing="normal" fo:font-style="normal" fo:font-weight="normal"/>
    </style:style>
    <style:style style:name="P11" style:family="paragraph" style:parent-style-name="Text_20_body">
      <style:paragraph-properties fo:margin-left="0cm" fo:margin-right="0cm" fo:margin-top="0cm" fo:margin-bottom="0.318cm" loext:contextual-spacing="false" fo:line-height="150%" fo:orphans="2" fo:widows="2" fo:text-indent="0cm" style:auto-text-indent="false"/>
    </style:style>
    <style:style style:name="P12" style:family="paragraph" style:parent-style-name="Text_20_body">
      <style:paragraph-properties fo:margin-left="0cm" fo:margin-right="0cm" fo:margin-top="0cm" fo:margin-bottom="0.318cm" loext:contextual-spacing="false" fo:line-height="150%" fo:orphans="2" fo:widows="2" fo:text-indent="0cm" style:auto-text-indent="false"/>
      <style:text-properties fo:font-variant="normal" fo:text-transform="none" fo:color="#000000" style:font-name="Montserrat" fo:font-size="9.60000038146973pt" fo:letter-spacing="normal" fo:font-style="normal" fo:font-weight="normal"/>
    </style:style>
    <style:style style:name="P13" style:family="paragraph" style:parent-style-name="Heading_20_3">
      <loext:graphic-properties draw:fill="solid" draw:fill-color="#ffffff"/>
      <style:paragraph-properties fo:margin-top="0.529cm" fo:margin-bottom="0.265cm" loext:contextual-spacing="false" fo:text-align="justify" style:justify-single-word="false" fo:background-color="#ffffff"/>
      <style:text-properties fo:color="#333333" style:font-name="Helvetica" fo:font-size="18pt" fo:font-weight="normal" officeooo:paragraph-rsid="00137371" style:font-size-asian="18pt" style:font-weight-asian="normal" style:font-size-complex="18pt" style:font-weight-complex="normal"/>
    </style:style>
    <style:style style:name="P14" style:family="paragraph" style:parent-style-name="Heading_20_4">
      <loext:graphic-properties draw:fill="solid" draw:fill-color="#ffffff"/>
      <style:paragraph-properties fo:margin-top="0.265cm" fo:margin-bottom="0.265cm" loext:contextual-spacing="false" fo:text-align="justify" style:justify-single-word="false" fo:background-color="#ffffff"/>
      <style:text-properties fo:color="#333333" style:font-name="Helvetica" fo:font-size="13.5pt" fo:font-weight="bold" officeooo:paragraph-rsid="00137371" style:font-size-asian="13.5pt" style:font-weight-asian="bold" style:font-size-complex="13.5pt" style:font-weight-complex="bold"/>
    </style:style>
    <style:style style:name="P15" style:family="paragraph" style:parent-style-name="Header">
      <style:text-properties officeooo:rsid="00169024" officeooo:paragraph-rsid="00169024"/>
    </style:style>
    <style:style style:name="P16" style:family="paragraph" style:parent-style-name="Standard">
      <style:text-properties style:font-name="DejaVu Sans Condensed" fo:font-size="16pt" fo:font-weight="bold" officeooo:rsid="00137371" officeooo:paragraph-rsid="00137371" style:font-size-asian="16pt" style:font-weight-asian="bold" style:font-size-complex="16pt" style:font-weight-complex="bold"/>
    </style:style>
    <style:style style:name="P17" style:family="paragraph" style:parent-style-name="Standard" style:list-style-name="WWNum12">
      <loext:graphic-properties draw:fill="solid" draw:fill-color="#ffffff"/>
      <style:paragraph-properties fo:margin-top="0.494cm" fo:margin-bottom="0cm" loext:contextual-spacing="false" fo:line-height="100%" fo:text-align="justify" style:justify-single-word="false" fo:background-color="#ffffff"/>
      <style:text-properties fo:color="#333333" style:font-name="Helvetica" fo:font-size="10.5pt" officeooo:paragraph-rsid="00137371" style:font-size-asian="10.5pt" style:font-size-complex="10.5pt"/>
    </style:style>
    <style:style style:name="P18" style:family="paragraph" style:parent-style-name="Standard" style:list-style-name="WWNum12">
      <loext:graphic-properties draw:fill="solid" draw:fill-color="#ffffff"/>
      <style:paragraph-properties fo:margin-top="0cm" fo:margin-bottom="0cm" loext:contextual-spacing="false" fo:line-height="100%" fo:text-align="justify" style:justify-single-word="false" fo:background-color="#ffffff"/>
      <style:text-properties fo:color="#333333" style:font-name="Helvetica" fo:font-size="10.5pt" officeooo:paragraph-rsid="00137371" style:font-size-asian="10.5pt" style:font-size-complex="10.5pt"/>
    </style:style>
    <style:style style:name="P19" style:family="paragraph" style:parent-style-name="Standard" style:list-style-name="WWNum12">
      <loext:graphic-properties draw:fill="solid" draw:fill-color="#ffffff"/>
      <style:paragraph-properties fo:margin-top="0cm" fo:margin-bottom="0.494cm" loext:contextual-spacing="false" fo:line-height="100%" fo:text-align="justify" style:justify-single-word="false" fo:background-color="#ffffff"/>
      <style:text-properties fo:color="#333333" style:font-name="Helvetica" fo:font-size="10.5pt" officeooo:paragraph-rsid="00137371" style:font-size-asian="10.5pt" style:font-size-complex="10.5pt"/>
    </style:style>
    <style:style style:name="P20" style:family="paragraph" style:parent-style-name="Text_20_body" style:list-style-name="L1">
      <style:paragraph-properties fo:margin-left="0cm" fo:margin-right="0cm" fo:margin-top="0cm" fo:margin-bottom="0.064cm" loext:contextual-spacing="false" fo:line-height="150%" fo:orphans="2" fo:widows="2" fo:text-indent="0cm" style:auto-text-indent="false"/>
      <style:text-properties fo:font-variant="normal" fo:text-transform="none" fo:color="#000000" style:font-name="Montserrat" fo:font-size="9.60000038146973pt" fo:letter-spacing="normal" fo:font-style="normal" fo:font-weight="normal"/>
    </style:style>
    <style:style style:name="P21" style:family="paragraph" style:parent-style-name="para">
      <loext:graphic-properties draw:fill="solid" draw:fill-color="#ffffff"/>
      <style:paragraph-properties fo:margin-top="0cm" fo:margin-bottom="0cm" loext:contextual-spacing="false" fo:text-align="justify" style:justify-single-word="false" fo:background-color="#ffffff" style:vertical-align="baseline"/>
      <style:text-properties fo:color="#333333" style:font-name="DejaVu Sans Condensed" officeooo:paragraph-rsid="00137371" style:font-name-complex="Calibri Light1" loext:padding="0cm" loext:border="none"/>
    </style:style>
    <style:style style:name="P22" style:family="paragraph" style:parent-style-name="para" style:list-style-name="WWNum8">
      <loext:graphic-properties draw:fill="solid" draw:fill-color="#ffffff"/>
      <style:paragraph-properties fo:margin-left="1.016cm" fo:margin-right="0cm" fo:margin-top="0cm" fo:margin-bottom="0cm" loext:contextual-spacing="false" fo:text-align="justify" style:justify-single-word="false" fo:text-indent="-0.635cm" style:auto-text-indent="false" fo:background-color="#ffffff" style:vertical-align="baseline"/>
      <style:text-properties officeooo:paragraph-rsid="00137371"/>
    </style:style>
    <style:style style:name="P23" style:family="paragraph" style:parent-style-name="para" style:list-style-name="WWNum8">
      <loext:graphic-properties draw:fill="solid" draw:fill-color="#ffffff"/>
      <style:paragraph-properties fo:margin-left="1.016cm" fo:margin-right="0cm" fo:margin-top="0cm" fo:margin-bottom="0.212cm" loext:contextual-spacing="false" fo:text-align="justify" style:justify-single-word="false" fo:text-indent="-0.635cm" style:auto-text-indent="false" fo:background-color="#ffffff" style:vertical-align="baseline"/>
      <style:text-properties fo:color="#333333" style:font-name="DejaVu Sans Condensed" officeooo:rsid="00137371" officeooo:paragraph-rsid="00137371" style:font-name-complex="Calibri Light1"/>
    </style:style>
    <style:style style:name="P24" style:family="paragraph" style:parent-style-name="para">
      <loext:graphic-properties draw:fill="solid" draw:fill-color="#ffffff"/>
      <style:paragraph-properties fo:margin-left="1.016cm" fo:margin-right="0cm" fo:margin-top="0cm" fo:margin-bottom="0.212cm" loext:contextual-spacing="false" fo:text-align="justify" style:justify-single-word="false" fo:text-indent="-0.635cm" style:auto-text-indent="false" fo:background-color="#ffffff" style:vertical-align="baseline"/>
      <style:text-properties fo:color="#333333" style:font-name="DejaVu Sans Condensed" officeooo:rsid="00137371" officeooo:paragraph-rsid="00137371" style:font-name-complex="Calibri Light1"/>
    </style:style>
    <style:style style:name="P25" style:family="paragraph" style:parent-style-name="para">
      <loext:graphic-properties draw:fill="solid" draw:fill-color="#ffffff"/>
      <style:paragraph-properties fo:margin-left="1.016cm" fo:margin-right="0cm" fo:margin-top="0cm" fo:margin-bottom="0.212cm" loext:contextual-spacing="false" fo:text-align="justify" style:justify-single-word="false" fo:text-indent="-0.635cm" style:auto-text-indent="false" fo:background-color="#ffffff" style:vertical-align="baseline"/>
      <style:text-properties fo:color="#333333" style:font-name="DejaVu Sans Condensed" fo:font-weight="bold" officeooo:rsid="00137371" officeooo:paragraph-rsid="00145b7f" style:font-weight-asian="bold" style:font-name-complex="Calibri Light1" style:font-weight-complex="bold"/>
    </style:style>
    <style:style style:name="P26" style:family="paragraph" style:parent-style-name="para">
      <loext:graphic-properties draw:fill="solid" draw:fill-color="#ffffff"/>
      <style:paragraph-properties fo:margin-left="0.381cm" fo:margin-right="0cm" fo:margin-top="0cm" fo:margin-bottom="0.212cm" loext:contextual-spacing="false" fo:text-align="justify" style:justify-single-word="false" fo:text-indent="0cm" style:auto-text-indent="false" fo:background-color="#ffffff" style:vertical-align="baseline"/>
      <style:text-properties fo:font-variant="normal" fo:text-transform="none" fo:color="#333333" style:font-name="DejaVu Sans Condensed" fo:letter-spacing="normal" fo:font-style="normal" fo:font-weight="normal" officeooo:paragraph-rsid="00145b7f" style:font-name-complex="Calibri Light1"/>
    </style:style>
    <style:style style:name="P27" style:family="paragraph" style:parent-style-name="para">
      <loext:graphic-properties draw:fill="solid" draw:fill-color="#ffffff"/>
      <style:paragraph-properties fo:margin-top="0cm" fo:margin-bottom="0.212cm" loext:contextual-spacing="false" fo:text-align="justify" style:justify-single-word="false" fo:background-color="#ffffff" style:vertical-align="baseline"/>
      <style:text-properties fo:color="#333333" style:font-name="DejaVu Sans Condensed" officeooo:paragraph-rsid="00137371" style:font-name-complex="Calibri Light1"/>
    </style:style>
    <style:style style:name="T1" style:family="text">
      <style:text-properties fo:color="#333333" style:font-name="Calibri Light" fo:font-size="12pt" style:text-underline-style="none" fo:font-weight="bold" officeooo:rsid="00137371" style:font-name-asian="Times New Roman1" style:font-size-asian="12pt" style:font-weight-asian="bold" style:font-name-complex="Calibri Light1" style:font-size-complex="12pt" style:font-weight-complex="bold"/>
    </style:style>
    <style:style style:name="T2" style:family="text">
      <style:text-properties fo:color="#333333" style:font-name="DejaVu Sans Condensed" style:font-name-complex="Calibri Light1"/>
    </style:style>
    <style:style style:name="T3" style:family="text">
      <style:text-properties fo:color="#333333" style:font-name="DejaVu Sans Condensed" style:font-name-complex="Calibri Light1" loext:padding="0cm" loext:border="none"/>
    </style:style>
    <style:style style:name="T4" style:family="text">
      <style:text-properties fo:color="#333333" style:font-name="Helvetica" fo:font-size="10.5pt" style:font-size-asian="10.5pt" style:font-size-complex="10.5pt"/>
    </style:style>
    <style:style style:name="T5" style:family="text">
      <style:text-properties fo:color="#333333" style:font-name="Consolas"/>
    </style:style>
    <style:style style:name="T6" style:family="text">
      <style:text-properties fo:color="#333333" style:font-name="Consolas" fo:language="en" fo:country="US"/>
    </style:style>
    <style:style style:name="T7" style:family="text">
      <style:text-properties fo:color="#333333" style:font-name="Consolas" fo:language="en" fo:country="US" fo:font-weight="bold" style:font-weight-asian="bold" style:font-weight-complex="bold"/>
    </style:style>
    <style:style style:name="T8" style:family="text">
      <style:text-properties fo:color="#333333" style:font-name="Consolas" fo:font-weight="bold" style:font-weight-asian="bold" style:font-weight-complex="bold"/>
    </style:style>
    <style:style style:name="T9" style:family="text">
      <style:text-properties fo:color="#000000" style:font-name="Calibri Light" fo:font-size="12pt" fo:font-weight="bold" officeooo:rsid="00137371" style:font-name-asian="Times New Roman1" style:font-size-asian="12pt" style:font-weight-asian="bold" style:font-name-complex="Calibri Light1" style:font-size-complex="12pt" style:font-weight-complex="bold"/>
    </style:style>
    <style:style style:name="T10" style:family="text">
      <style:text-properties fo:color="#cccccc" style:font-name="Consolas"/>
    </style:style>
    <style:style style:name="T11" style:family="text">
      <style:text-properties fo:color="#cccccc" style:font-name="Consolas" fo:language="en" fo:country="US"/>
    </style:style>
    <style:style style:name="T12" style:family="text">
      <style:text-properties fo:color="#a61717" style:font-name="Consolas" fo:language="en" fo:country="US" fo:background-color="#e3d2d2" loext:char-shading-value="0"/>
    </style:style>
    <style:style style:name="T13" style:family="text">
      <style:text-properties fo:color="#a61717" style:font-name="Consolas" fo:background-color="#e3d2d2" loext:char-shading-value="0"/>
    </style:style>
    <style:style style:name="T14" style:family="text">
      <style:text-properties fo:color="#0086b3" style:font-name="Consolas" fo:language="en" fo:country="US"/>
    </style:style>
    <style:style style:name="T15" style:family="text">
      <style:text-properties fo:color="#009999" style:font-name="Consolas" fo:language="en" fo:country="US"/>
    </style:style>
    <style:style style:name="T16" style:family="text">
      <style:text-properties fo:color="#008080" style:font-name="Consolas"/>
    </style:style>
    <style:style style:name="T17" style:family="text">
      <style:text-properties fo:color="#008080" style:font-name="Consolas" fo:language="en" fo:country="US"/>
    </style:style>
    <style:style style:name="T18" style:family="text">
      <style:text-properties fo:color="#dd1144" style:font-name="Consolas" fo:language="en" fo:country="US"/>
    </style:style>
    <style:style style:name="T19" style:family="text">
      <style:text-properties fo:color="#999988" style:font-name="Consolas" fo:language="en" fo:country="US" fo:font-style="italic" style:font-style-asian="italic" style:font-style-complex="italic"/>
    </style:style>
    <style:style style:name="T20" style:family="text">
      <style:text-properties fo:color="#999988" style:font-name="Consolas" fo:font-style="italic" style:font-style-asian="italic" style:font-style-complex="italic"/>
    </style:style>
    <style:style style:name="T21" style:family="text">
      <style:text-properties fo:color="#990073" style:font-name="Consolas"/>
    </style:style>
    <style:style style:name="T22" style:family="text">
      <style:text-properties fo:color="#990073" style:font-name="Consolas" fo:language="en" fo:country="US"/>
    </style:style>
    <style:style style:name="T23" style:family="text">
      <style:text-properties fo:color="#009926" style:font-name="Consolas" fo:language="en" fo:country="US"/>
    </style:style>
    <style:style style:name="T24" style:family="text">
      <style:text-properties style:font-name="monospace" loext:padding-left="0.106cm" loext:padding-right="0.106cm" loext:padding-top="0.049cm" loext:padding-bottom="0.049cm" loext:border="0.06pt solid #000000"/>
    </style:style>
    <style:style style:name="T25" style:family="text">
      <style:text-properties fo:font-variant="normal" fo:text-transform="none" fo:color="#7451eb" style:font-name="Montserrat" fo:font-size="9.60000038146973pt" fo:letter-spacing="normal" fo:font-style="normal" style:text-underline-style="solid" style:text-underline-width="auto" style:text-underline-color="font-color" fo:font-weight="normal"/>
    </style:style>
    <style:style style:name="T26" style:family="text">
      <style:text-properties fo:font-variant="normal" fo:text-transform="none" fo:color="#000000" style:font-name="Montserrat" fo:font-size="9.60000038146973pt" fo:letter-spacing="normal" fo:font-style="normal" fo:font-weight="normal"/>
    </style:style>
    <style:style style:name="T27" style:family="text">
      <style:text-properties fo:font-variant="normal" fo:text-transform="none" fo:color="#000000" style:font-name="Montserrat" fo:font-size="9.60000038146973pt" fo:letter-spacing="normal" fo:font-style="normal" fo:font-weight="bold"/>
    </style:style>
    <style:style style:name="T28" style:family="text">
      <style:text-properties fo:font-variant="normal" fo:text-transform="none" fo:color="#000000" style:font-name="monospace" fo:font-size="9.60000038146973pt" fo:letter-spacing="normal" fo:font-style="normal" fo:font-weight="normal" loext:padding-left="0.106cm" loext:padding-right="0.106cm" loext:padding-top="0.049cm" loext:padding-bottom="0.049cm" loext:border="0.06pt solid #000000"/>
    </style:style>
    <style:style style:name="T29" style:family="text">
      <style:text-properties fo:font-variant="normal" fo:text-transform="none" fo:color="#ffffff" style:font-name="monospace" fo:font-size="9.60000038146973pt" fo:letter-spacing="normal" fo:font-style="normal" fo:font-weight="normal" fo:background-color="#000000" loext:char-shading-value="0"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LDAP</text:p>
      <text:h text:style-name="P3" text:outline-level="2">Contexte :</text:h>
      <text:p text:style-name="P21">Le protocole LDAP (Lightweight Directory Access Protocol) est un protocole permettant d'interroger et de modifier un service d'annuaire basé sur X.500 s'exécutant sur TCP / IP.</text:p>
      <text:p text:style-name="P21">Ainsi, le protocole LDAP accède aux répertoires LDAP. Voici quelques concepts et termes clés:</text:p>
      <text:list xml:id="list699574321" text:style-name="WWNum8">
        <text:list-item>
          <text:p text:style-name="P22"><text:span text:style-name="T2">Un répertoire LDAP est une arborescence d'</text:span><text:span text:style-name="em"><text:span text:style-name="T3">entrées</text:span></text:span><text:span text:style-name="T2"> de données de nature hiérarchique qui est appelée arborescence du répertoire d'information (DIT).</text:span></text:p>
        </text:list-item>
        <text:list-item>
          <text:p text:style-name="P22"><text:span text:style-name="T2">Une entrée se compose d'un ensemble d'</text:span><text:span text:style-name="em"><text:span text:style-name="T3">attributs</text:span></text:span><text:span text:style-name="T2">.</text:span></text:p>
        </text:list-item>
        <text:list-item>
          <text:p text:style-name="P22"><text:span text:style-name="T2">Un attribut possède un </text:span><text:span text:style-name="em"><text:span text:style-name="T3">type</text:span></text:span><text:span text:style-name="T2"> (un nom/description) et une ou plusieurs </text:span><text:span text:style-name="em"><text:span text:style-name="T3">valeurs</text:span></text:span><text:span text:style-name="T2">.</text:span></text:p>
        </text:list-item>
        <text:list-item>
          <text:p text:style-name="P22"><text:span text:style-name="T2">Chaque attribut doit être défini dans au moins une </text:span><text:span text:style-name="em"><text:span text:style-name="T3">classe d'objet</text:span></text:span><text:span text:style-name="T2">.</text:span></text:p>
        </text:list-item>
        <text:list-item>
          <text:p text:style-name="P22"><text:span text:style-name="T2">Les attributs et classes d'objets sont définis dans les </text:span><text:span text:style-name="em"><text:span text:style-name="T3">schémas</text:span></text:span><text:span text:style-name="T2"> (une classe d'objet est en fait considérée comme un type particulier d'attribut).</text:span></text:p>
        </text:list-item>
        <text:list-item>
          <text:p text:style-name="P22"><text:span text:style-name="T3">Chaque entrée a un identifiant unique: son </text:span><text:span text:style-name="em"><text:span text:style-name="T3">nom</text:span></text:span><text:span text:style-name="T3"> unique (DN ou dn). Celui-ci, à son tour, consiste en un </text:span><text:span text:style-name="em"><text:span text:style-name="T3">nom distinctif relatif</text:span></text:span><text:span text:style-name="T3"> (RDN) suivi du DN de l'entrée parent.</text:span></text:p>
        </text:list-item>
        <text:list-item>
          <text:p text:style-name="P23">Le DN de l'entrée n'est pas un attribut. Il n'est pas considéré comme faisant partie de l'entrée elle-même.</text:p>
        </text:list-item>
      </text:list>
      <text:p text:style-name="P24"/>
      <text:p text:style-name="P25">Tutoriel</text:p>
      <text:p text:style-name="P26"/>
      <text:p text:style-name="P26">Installez OpenLDAP</text:p>
      <text:p text:style-name="P11"><text:bookmark text:name="r-5426611"/><text:a xlink:type="simple" xlink:href="https://www.openldap.org/" office:target-frame-name="_blank" xlink:show="new" text:style-name="Internet_20_link" text:visited-style-name="Visited_20_Internet_20_Link"><text:span text:style-name="T25">OpenLDAP</text:span></text:a><text:span text:style-name="T26"> est un des annuaires les plus répandus. Pour l’installer, vous devrez installer le paquet  </text:span><text:span text:style-name="Source_20_Text"><text:span text:style-name="T28">slapd</text:span></text:span><text:span text:style-name="T26">  . Installez également le paquet  </text:span><text:span text:style-name="Source_20_Text"><text:span text:style-name="T28">ldap-utils</text:span></text:span><text:span text:style-name="T26">  qui contient les utilitaires clients pour pouvoir interroger ou modifier votre annuaire.</text:span></text:p>
      <text:p text:style-name="P7"><text:bookmark text:name="r-5426612"/><text:span text:style-name="Example"><text:span text:style-name="T29">$ sudo apt-get install slapd ldap-utils</text:span></text:span></text:p>
      <text:p text:style-name="P10"><text:bookmark text:name="r-5426613"/>À l’installation de slapd, on vous demandera d’entrer le mot de passe de l’administrateur de votre annuaire. Pas besoin de le rentrer car vous allez refaire cette opération dans un instant.</text:p>
      <text:p text:style-name="P11"><text:bookmark text:name="r-5426615"/><text:span text:style-name="T26">Voilà, vous avez installé votre annuaire. Vous allez maintenant utiliser l’outil de configuration </text:span><text:span text:style-name="Emphasis"><text:span text:style-name="T26">debconf</text:span></text:span><text:span text:style-name="T26"> de Debian pour définir la configuration de base de votre annuaire :</text:span></text:p>
      <text:p text:style-name="P7"><text:bookmark text:name="r-5426616"/><text:span text:style-name="Example"><text:span text:style-name="T29">$ sudo dpkg-reconfigure slapd</text:span></text:span></text:p>
      <text:p text:style-name="P12"><text:bookmark text:name="r-5426617"/>Indiquez :</text:p>
      <text:list xml:id="list2003155330" text:style-name="L1">
        <text:list-item>
          <text:p text:style-name="P20"><text:bookmark text:name="r-5426618"/><text:bookmark text:name="r-5426619"/><text:bookmark text:name="r-5426632"/>No pour la première question afin de pouvoir utiliser l’outil de configuration</text:p>
        </text:list-item>
        <text:list-item>
          <text:p text:style-name="P20"><text:bookmark text:name="r-5426620"/><text:bookmark text:name="r-5426621"/>pour nom DNS : mon-entreprise.com</text:p>
        </text:list-item>
        <text:list-item>
          <text:p text:style-name="P20"><text:bookmark text:name="r-5426622"/><text:bookmark text:name="r-5426623"/>pour nom d’organisation : mon-entreprise</text:p>
        </text:list-item>
        <text:list-item>
          <text:p text:style-name="P20"><text:bookmark text:name="r-5426624"/><text:bookmark text:name="r-5426625"/><text:soft-page-break/>le mot de passe administrateur x2</text:p>
        </text:list-item>
        <text:list-item>
          <text:p text:style-name="P20"><text:bookmark text:name="r-5426626"/><text:bookmark text:name="r-5426627"/>choisissez le format de base par défaut : mdb</text:p>
        </text:list-item>
        <text:list-item>
          <text:p text:style-name="P20"><text:bookmark text:name="r-5426628"/><text:bookmark text:name="r-5426629"/>No pour savoir si la base doit être supprimée quand slapd est purgé</text:p>
        </text:list-item>
        <text:list-item>
          <text:p text:style-name="P20"><text:bookmark text:name="r-5426630"/><text:bookmark text:name="r-5426631"/>Yes pour déplacer l’ancienne base de données</text:p>
        </text:list-item>
      </text:list>
      <text:p text:style-name="P12"><text:bookmark text:name="r-5426633"/>Comme votre DNS est mon-entreprise.com, la racine de votre DIT a été configurée à “dc=mon-entreprise,dc=com”, vous pouvez utiliser la commande ldapsearch suivante pour visualiser votre DIT :</text:p>
      <text:p text:style-name="P6"><text:bookmark text:name="r-5426634"/><text:span text:style-name="Example"><text:span text:style-name="T29">$ sudo ldapsearch -Q -L -Y EXTERNAL -H ldapi:/// -b dc=mon-entreprise,dc=com</text:span></text:span></text:p>
      <text:p text:style-name="P6"><text:span text:style-name="Example"><text:span text:style-name="T29">version: 1</text:span></text:span></text:p>
      <text:p text:style-name="P6"/>
      <text:p text:style-name="P6"><text:span text:style-name="Example"><text:span text:style-name="T29">#</text:span></text:span></text:p>
      <text:p text:style-name="P6"><text:span text:style-name="Example"><text:span text:style-name="T29"># LDAPv3</text:span></text:span></text:p>
      <text:p text:style-name="P6"><text:span text:style-name="Example"><text:span text:style-name="T29"># base &lt;dc=mon-entreprise,dc=com&gt; with scope subtree</text:span></text:span></text:p>
      <text:p text:style-name="P6"><text:span text:style-name="Example"><text:span text:style-name="T29"># filter: (objectclass=*)</text:span></text:span></text:p>
      <text:p text:style-name="P6"><text:span text:style-name="Example"><text:span text:style-name="T29"># requesting: ALL</text:span></text:span></text:p>
      <text:p text:style-name="P6"><text:span text:style-name="Example"><text:span text:style-name="T29">#</text:span></text:span></text:p>
      <text:p text:style-name="P6"/>
      <text:p text:style-name="P6"><text:span text:style-name="Example"><text:span text:style-name="T29"># mon-entreprise.com</text:span></text:span></text:p>
      <text:p text:style-name="P6"><text:span text:style-name="Example"><text:span text:style-name="T29">dn: dc=mon-entreprise,dc=com</text:span></text:span></text:p>
      <text:p text:style-name="P6"><text:span text:style-name="Example"><text:span text:style-name="T29">objectClass: top</text:span></text:span></text:p>
      <text:p text:style-name="P6"><text:span text:style-name="Example"><text:span text:style-name="T29">objectClass: dcObject</text:span></text:span></text:p>
      <text:p text:style-name="P6"><text:span text:style-name="Example"><text:span text:style-name="T29">objectClass: organization</text:span></text:span></text:p>
      <text:p text:style-name="P6"><text:span text:style-name="Example"><text:span text:style-name="T29">o: mon-entreprise</text:span></text:span></text:p>
      <text:p text:style-name="P6"><text:span text:style-name="Example"><text:span text:style-name="T29">dc: mon-entreprise</text:span></text:span></text:p>
      <text:p text:style-name="P6"/>
      <text:p text:style-name="P6"><text:span text:style-name="Example"><text:span text:style-name="T29"># admin, mon-entreprise.com</text:span></text:span></text:p>
      <text:p text:style-name="P6"><text:span text:style-name="Example"><text:span text:style-name="T29">dn: cn=admin,dc=mon-entreprise,dc=com</text:span></text:span></text:p>
      <text:p text:style-name="P6"><text:span text:style-name="Example"><text:span text:style-name="T29">objectClass: simpleSecurityObject</text:span></text:span></text:p>
      <text:p text:style-name="P6"><text:span text:style-name="Example"><text:span text:style-name="T29">objectClass: organizationalRole</text:span></text:span></text:p>
      <text:p text:style-name="P6"><text:span text:style-name="Example"><text:span text:style-name="T29">cn: admin</text:span></text:span></text:p>
      <text:p text:style-name="P6"><text:span text:style-name="Example"><text:span text:style-name="T29">description: LDAP administrator</text:span></text:span></text:p>
      <text:p text:style-name="P6"/>
      <text:p text:style-name="P6"><text:span text:style-name="Example"><text:span text:style-name="T29"># search result</text:span></text:span></text:p>
      <text:p text:style-name="P6"/>
      <text:p text:style-name="P6"><text:span text:style-name="Example"><text:span text:style-name="T29"># numResponses: 3</text:span></text:span></text:p>
      <text:p text:style-name="P7"><text:span text:style-name="Example"><text:span text:style-name="T29"># numEntries: 2</text:span></text:span></text:p>
      <text:p text:style-name="P11"><text:bookmark text:name="r-5426635"/><text:span text:style-name="T26">La commande  </text:span><text:span text:style-name="Source_20_Text"><text:span text:style-name="T28">ldapsearch</text:span></text:span><text:span text:style-name="T26">  sert, comme son nom l’indique à chercher dans un annuaire LDAP. Voici le détail des options utilisées :</text:span></text:p>
      <text:p text:style-name="P8"><text:bookmark text:name="r-5426640"/><text:bookmark text:name="r-5426661"/><text:bookmark text:name="r-5426662"/><text:soft-page-break/></text:p>
      <table:table table:name="Table1" table:style-name="Table1">
        <table:table-column table:style-name="Table1.A"/>
        <table:table-column table:style-name="Table1.B"/>
        <table:table-row table:style-name="Table1.1">
          <table:table-cell table:style-name="Table1.A1" office:value-type="string">
            <text:p text:style-name="P9"><text:bookmark text:name="r-5426636"/><text:bookmark text:name="r-5426637"/>-Q<text:bookmark text:name="r-5426639"/></text:p>
          </table:table-cell>
          <table:table-cell table:style-name="Table1.A1" office:value-type="string">
            <text:p text:style-name="P9"><text:bookmark text:name="r-5426638"/>active le mode silencieux pour l’authentification SASL<text:bookmark text:name="r-5426642"/><text:bookmark text:name="r-5426645"/></text:p>
          </table:table-cell>
        </table:table-row>
        <table:table-row table:style-name="Table1.2">
          <table:table-cell table:style-name="Table1.A1" office:value-type="string">
            <text:p text:style-name="P9"><text:bookmark text:name="r-5426641"/>-Y<text:bookmark text:name="r-5426644"/></text:p>
          </table:table-cell>
          <table:table-cell table:style-name="Table1.A1" office:value-type="string">
            <text:p text:style-name="P9"><text:bookmark text:name="r-5426643"/>indique le mode SASL choisi pour l’authentification. Normalement, EXTERNAL implique une authentification par certificat client mais dans ce cas là ça signifie que l’authentification se fera par l’UID et le GID du compte système. C’est pour ça que vous devez lancer la commande avec “sudo”. L’utilisateur root a des passe-droits pour accéder à la base locale LDAP <draw:frame draw:style-name="fr1" draw:name="Image1" text:anchor-type="as-char" svg:width="0.402cm" svg:height="0.402cm" draw:z-index="0"><draw:image xlink:href="Pictures/100002000000001300000013ECEC8ECECDA7614E.png" xlink:type="simple" xlink:show="embed" xlink:actuate="onLoad" loext:mime-type="image/png"/><svg:title>:)</svg:title></draw:frame><text:bookmark text:name="r-5426647"/><text:bookmark text:name="r-5426650"/></text:p>
          </table:table-cell>
        </table:table-row>
        <table:table-row table:style-name="Table1.1">
          <table:table-cell table:style-name="Table1.A1" office:value-type="string">
            <text:p text:style-name="P9"><text:bookmark text:name="r-5426646"/>-L<text:bookmark text:name="r-5426649"/></text:p>
          </table:table-cell>
          <table:table-cell table:style-name="Table1.A1" office:value-type="string">
            <text:p text:style-name="P9"><text:bookmark text:name="r-5426648"/>indique d’afficher le résultat au format LDIF. On aurait pu indiquer  <text:span text:style-name="Source_20_Text"><text:span text:style-name="T24">-LLL</text:span></text:span>  pour avoir la même chose sans toutes les lignes commentées.<text:bookmark text:name="r-5426652"/><text:bookmark text:name="r-5426655"/></text:p>
          </table:table-cell>
        </table:table-row>
        <table:table-row table:style-name="Table1.2">
          <table:table-cell table:style-name="Table1.A1" office:value-type="string">
            <text:p text:style-name="P9"><text:bookmark text:name="r-5426651"/>-H<text:bookmark text:name="r-5426654"/></text:p>
          </table:table-cell>
          <table:table-cell table:style-name="Table1.A1" office:value-type="string">
            <text:p text:style-name="P9"><text:bookmark text:name="r-5426653"/>indique l’URI qu’on veut utiliser pour se connecter. Ici  <text:span text:style-name="Source_20_Text"><text:span text:style-name="T24">ldapi:///</text:span></text:span>  dit de se connecter à la socket Unix en local (la communication passe par un fichier local plutôt que par le réseau).<text:bookmark text:name="r-5426657"/><text:bookmark text:name="r-5426660"/></text:p>
          </table:table-cell>
        </table:table-row>
        <table:table-row table:style-name="Table1.1">
          <table:table-cell table:style-name="Table1.A1" office:value-type="string">
            <text:p text:style-name="P9"><text:bookmark text:name="r-5426656"/>-b<text:bookmark text:name="r-5426659"/></text:p>
          </table:table-cell>
          <table:table-cell table:style-name="Table1.A1" office:value-type="string">
            <text:p text:style-name="P9"><text:bookmark text:name="r-5426658"/>indique le noeud à partir duquel vous voulez faire votre recherche. Ici  <text:span text:style-name="Source_20_Text"><text:span text:style-name="T24">dc=mon-entreprise,dc=com</text:span></text:span>  est la racine donc vous recherchez dans tout le DIT. À la suite du noeud, vous auriez pu indiquer des filtres pour votre recherche mais sans filtre vous avez l’affichage le plus complet.</text:p>
          </table:table-cell>
        </table:table-row>
      </table:table>
      <text:p text:style-name="P11"><text:bookmark text:name="r-5426663"/><text:span text:style-name="T26">Je vais maintenant vous parler un peu du </text:span><text:span text:style-name="Strong_20_Emphasis"><text:span text:style-name="T27">format LDIF</text:span></text:span><text:span text:style-name="T26"> utilisé pour afficher la réponse de cette commande.</text:span></text:p>
      <text:p text:style-name="P27"/>
      <text:h text:style-name="P4" text:outline-level="2">Mode opératoire :</text:h>
      <text:h text:style-name="P13" text:outline-level="3">Recherche dans l'annuaire LDAP</text:h>
      <text:p text:style-name="P1"><text:span text:style-name="lineno"><text:span text:style-name="T11">1 </text:span></text:span><text:span text:style-name="err"><text:span text:style-name="T12">$</text:span></text:span><text:span text:style-name="HTML_20_Code"><text:span text:style-name="T6"> </text:span></text:span><text:span text:style-name="n"><text:span text:style-name="T6">ldapsearch</text:span></text:span><text:span text:style-name="HTML_20_Code"><text:span text:style-name="T6"> </text:span></text:span><text:span text:style-name="o"><text:span text:style-name="T7">-</text:span></text:span><text:span text:style-name="n"><text:span text:style-name="T6">x</text:span></text:span><text:span text:style-name="HTML_20_Code"><text:span text:style-name="T6"> </text:span></text:span><text:span text:style-name="o"><text:span text:style-name="T7">-</text:span></text:span><text:span text:style-name="n"><text:span text:style-name="T6">h</text:span></text:span><text:span text:style-name="HTML_20_Code"><text:span text:style-name="T6"> </text:span></text:span><text:span text:style-name="n"><text:span text:style-name="T6">localhost</text:span></text:span><text:span text:style-name="HTML_20_Code"><text:span text:style-name="T6"> </text:span></text:span><text:span text:style-name="o"><text:span text:style-name="T7">-</text:span></text:span><text:span text:style-name="nb"><text:span text:style-name="T14">p</text:span></text:span><text:span text:style-name="HTML_20_Code"><text:span text:style-name="T6"> </text:span></text:span><text:span text:style-name="mi"><text:span text:style-name="T15">389</text:span></text:span><text:span text:style-name="HTML_20_Code"><text:span text:style-name="T6"> </text:span></text:span><text:span text:style-name="o"><text:span text:style-name="T7">-</text:span></text:span><text:span text:style-name="no"><text:span text:style-name="T17">LL</text:span></text:span><text:span text:style-name="HTML_20_Code"><text:span text:style-name="T6"> </text:span></text:span><text:span text:style-name="o"><text:span text:style-name="T7">-</text:span></text:span><text:span text:style-name="n"><text:span text:style-name="T6">b</text:span></text:span><text:span text:style-name="HTML_20_Code"><text:span text:style-name="T6"> </text:span></text:span><text:span text:style-name="s2"><text:span text:style-name="T18">"ou=Users,dc=openstack,dc=org"</text:span></text:span><text:span text:style-name="HTML_20_Code"><text:span text:style-name="T6"> </text:span></text:span><text:span text:style-name="o"><text:span text:style-name="T7">-</text:span></text:span><text:span text:style-name="n"><text:span text:style-name="T6">D</text:span></text:span><text:span text:style-name="HTML_20_Code"><text:span text:style-name="T6"> </text:span></text:span><text:span text:style-name="s2"><text:span text:style-name="T18">"cn=admin,dc=openstack,dc=org"</text:span></text:span><text:span text:style-name="HTML_20_Code"><text:span text:style-name="T6"> </text:span></text:span><text:span text:style-name="o"><text:span text:style-name="T7">-</text:span></text:span><text:span text:style-name="n"><text:span text:style-name="T6">w</text:span></text:span><text:span text:style-name="HTML_20_Code"><text:span text:style-name="T6"> </text:span></text:span><text:span text:style-name="n"><text:span text:style-name="T6">password</text:span></text:span></text:p>
      <text:p text:style-name="P1"><text:span text:style-name="lineno"><text:span text:style-name="T11">2</text:span></text:span></text:p>
      <text:p text:style-name="P1"><text:span text:style-name="lineno"><text:span text:style-name="T11">3 </text:span></text:span><text:span text:style-name="c1"><text:span text:style-name="T19">## ou</text:span></text:span></text:p>
      <text:p text:style-name="P1"><text:span text:style-name="lineno"><text:span text:style-name="T11">4</text:span></text:span></text:p>
      <text:p text:style-name="P1"><text:span text:style-name="lineno"><text:span text:style-name="T11">5 </text:span></text:span><text:span text:style-name="err"><text:span text:style-name="T12">$</text:span></text:span><text:span text:style-name="HTML_20_Code"><text:span text:style-name="T6"> </text:span></text:span><text:span text:style-name="n"><text:span text:style-name="T6">ldapsearch</text:span></text:span><text:span text:style-name="HTML_20_Code"><text:span text:style-name="T6"> </text:span></text:span><text:span text:style-name="o"><text:span text:style-name="T7">-</text:span></text:span><text:span text:style-name="n"><text:span text:style-name="T6">x</text:span></text:span><text:span text:style-name="HTML_20_Code"><text:span text:style-name="T6"> </text:span></text:span><text:span text:style-name="o"><text:span text:style-name="T7">-</text:span></text:span><text:span text:style-name="n"><text:span text:style-name="T6">H</text:span></text:span><text:span text:style-name="HTML_20_Code"><text:span text:style-name="T6"> </text:span></text:span><text:span text:style-name="ss"><text:span text:style-name="T22">ldap</text:span></text:span><text:span text:style-name="p"><text:span text:style-name="T6">:</text:span></text:span><text:span text:style-name="sr"><text:span text:style-name="T23">//</text:span></text:span><text:span text:style-name="n"><text:span text:style-name="T6">localhost</text:span></text:span><text:span text:style-name="HTML_20_Code"><text:span text:style-name="T6"> </text:span></text:span><text:span text:style-name="o"><text:span text:style-name="T7">-</text:span></text:span><text:span text:style-name="no"><text:span text:style-name="T17">LL</text:span></text:span><text:span text:style-name="HTML_20_Code"><text:span text:style-name="T6"> </text:span></text:span><text:span text:style-name="o"><text:span text:style-name="T7">-</text:span></text:span><text:span text:style-name="n"><text:span text:style-name="T6">b</text:span></text:span><text:span text:style-name="HTML_20_Code"><text:span text:style-name="T6"> </text:span></text:span><text:span text:style-name="s2"><text:span text:style-name="T18">"ou=Users,dc=openstack,dc=org"</text:span></text:span><text:span text:style-name="HTML_20_Code"><text:span text:style-name="T6"> </text:span></text:span><text:span text:style-name="o"><text:span text:style-name="T7">-</text:span></text:span><text:span text:style-name="n"><text:span text:style-name="T6">D</text:span></text:span><text:span text:style-name="HTML_20_Code"><text:span text:style-name="T6"> </text:span></text:span><text:span text:style-name="s2"><text:span text:style-name="T18">"cn=admin,dc=openstack,dc=org"</text:span></text:span><text:span text:style-name="HTML_20_Code"><text:span text:style-name="T6"> </text:span></text:span><text:span text:style-name="o"><text:span text:style-name="T7">-</text:span></text:span><text:span text:style-name="n"><text:span text:style-name="T6">w</text:span></text:span><text:span text:style-name="HTML_20_Code"><text:span text:style-name="T6"> </text:span></text:span><text:span text:style-name="n"><text:span text:style-name="T6">password</text:span></text:span></text:p>
      <text:p text:style-name="P1"><text:span text:style-name="lineno"><text:span text:style-name="T11">6 </text:span></text:span><text:span text:style-name="ss"><text:span text:style-name="T22">version</text:span></text:span><text:span text:style-name="p"><text:span text:style-name="T6">:</text:span></text:span><text:span text:style-name="HTML_20_Code"><text:span text:style-name="T6"> </text:span></text:span><text:span text:style-name="mi"><text:span text:style-name="T15">1</text:span></text:span></text:p>
      <text:p text:style-name="P1"><text:span text:style-name="lineno"><text:span text:style-name="T11">7</text:span></text:span></text:p>
      <text:p text:style-name="P1"><text:span text:style-name="lineno"><text:span text:style-name="T11">8 </text:span></text:span><text:span text:style-name="ss"><text:span text:style-name="T22">dn</text:span></text:span><text:span text:style-name="p"><text:span text:style-name="T6">:</text:span></text:span><text:span text:style-name="HTML_20_Code"><text:span text:style-name="T6"> </text:span></text:span><text:span text:style-name="n"><text:span text:style-name="T6">ou</text:span></text:span><text:span text:style-name="o"><text:span text:style-name="T7">=</text:span></text:span><text:span text:style-name="no"><text:span text:style-name="T17">Users</text:span></text:span><text:span text:style-name="p"><text:span text:style-name="T6">,</text:span></text:span><text:span text:style-name="n"><text:span text:style-name="T6">dc</text:span></text:span><text:span text:style-name="o"><text:span text:style-name="T7">=</text:span></text:span><text:span text:style-name="n"><text:span text:style-name="T6">openstack</text:span></text:span><text:span text:style-name="p"><text:span text:style-name="T6">,</text:span></text:span><text:span text:style-name="n"><text:span text:style-name="T6">dc</text:span></text:span><text:span text:style-name="o"><text:span text:style-name="T7">=</text:span></text:span><text:span text:style-name="n"><text:span text:style-name="T6">org</text:span></text:span></text:p>
      <text:p text:style-name="P1"><text:span text:style-name="lineno"><text:span text:style-name="T11">9 </text:span></text:span><text:span text:style-name="ss"><text:span text:style-name="T22">objectClass</text:span></text:span><text:span text:style-name="p"><text:span text:style-name="T6">:</text:span></text:span><text:span text:style-name="HTML_20_Code"><text:span text:style-name="T6"> </text:span></text:span><text:span text:style-name="n"><text:span text:style-name="T6">organizationalUnit</text:span></text:span></text:p>
      <text:p text:style-name="P1"><text:span text:style-name="lineno"><text:span text:style-name="T11">10 </text:span></text:span><text:span text:style-name="ss"><text:span text:style-name="T22">ou</text:span></text:span><text:span text:style-name="p"><text:span text:style-name="T6">:</text:span></text:span><text:span text:style-name="HTML_20_Code"><text:span text:style-name="T6"> </text:span></text:span><text:span text:style-name="no"><text:span text:style-name="T17">Users</text:span></text:span></text:p>
      <text:p text:style-name="P1"><text:span text:style-name="lineno"><text:span text:style-name="T11">11</text:span></text:span></text:p>
      <text:p text:style-name="P1"><text:span text:style-name="lineno"><text:span text:style-name="T11">12 </text:span></text:span><text:span text:style-name="ss"><text:span text:style-name="T22">dn</text:span></text:span><text:span text:style-name="p"><text:span text:style-name="T6">:</text:span></text:span><text:span text:style-name="HTML_20_Code"><text:span text:style-name="T6"> </text:span></text:span><text:span text:style-name="n"><text:span text:style-name="T6">cn</text:span></text:span><text:span text:style-name="o"><text:span text:style-name="T7">=</text:span></text:span><text:span text:style-name="no"><text:span text:style-name="T17">Robert</text:span></text:span><text:span text:style-name="HTML_20_Code"><text:span text:style-name="T6"> </text:span></text:span><text:span text:style-name="no"><text:span text:style-name="T17">Smith</text:span></text:span><text:span text:style-name="p"><text:span text:style-name="T6">,</text:span></text:span><text:span text:style-name="n"><text:span text:style-name="T6">ou</text:span></text:span><text:span text:style-name="o"><text:span text:style-name="T7">=</text:span></text:span><text:span text:style-name="no"><text:span text:style-name="T17">Users</text:span></text:span><text:span text:style-name="p"><text:span text:style-name="T6">,</text:span></text:span><text:span text:style-name="n"><text:span text:style-name="T6">dc</text:span></text:span><text:span text:style-name="o"><text:span text:style-name="T7">=</text:span></text:span><text:span text:style-name="n"><text:span text:style-name="T6">openstack</text:span></text:span><text:span text:style-name="p"><text:span text:style-name="T6">,</text:span></text:span><text:span text:style-name="n"><text:span text:style-name="T6">dc</text:span></text:span><text:span text:style-name="o"><text:span text:style-name="T7">=</text:span></text:span><text:span text:style-name="n"><text:span text:style-name="T6">org</text:span></text:span></text:p>
      <text:p text:style-name="P1"><text:span text:style-name="lineno"><text:span text:style-name="T11">13 </text:span></text:span><text:span text:style-name="ss"><text:span text:style-name="T22">objectClass</text:span></text:span><text:span text:style-name="p"><text:span text:style-name="T6">:</text:span></text:span><text:span text:style-name="HTML_20_Code"><text:span text:style-name="T6"> </text:span></text:span><text:span text:style-name="n"><text:span text:style-name="T6">inetOrgPerson</text:span></text:span></text:p>
      <text:p text:style-name="P1"><text:span text:style-name="lineno"><text:span text:style-name="T11">14 </text:span></text:span><text:span text:style-name="ss"><text:span text:style-name="T22">cn</text:span></text:span><text:span text:style-name="p"><text:span text:style-name="T6">:</text:span></text:span><text:span text:style-name="HTML_20_Code"><text:span text:style-name="T6"> </text:span></text:span><text:span text:style-name="no"><text:span text:style-name="T17">Robert</text:span></text:span><text:span text:style-name="HTML_20_Code"><text:span text:style-name="T6"> </text:span></text:span><text:span text:style-name="no"><text:span text:style-name="T17">Smith</text:span></text:span></text:p>
      <text:p text:style-name="P1"><text:span text:style-name="lineno"><text:span text:style-name="T11">15 </text:span></text:span><text:span text:style-name="ss"><text:span text:style-name="T22">cn</text:span></text:span><text:span text:style-name="p"><text:span text:style-name="T6">:</text:span></text:span><text:span text:style-name="HTML_20_Code"><text:span text:style-name="T6"> </text:span></text:span><text:span text:style-name="no"><text:span text:style-name="T17">Robert</text:span></text:span><text:span text:style-name="HTML_20_Code"><text:span text:style-name="T6"> </text:span></text:span><text:span text:style-name="n"><text:span text:style-name="T6">J</text:span></text:span><text:span text:style-name="HTML_20_Code"><text:span text:style-name="T6"> </text:span></text:span><text:span text:style-name="no"><text:span text:style-name="T17">Smith</text:span></text:span></text:p>
      <text:p text:style-name="P1"><text:span text:style-name="lineno"><text:span text:style-name="T11">16 </text:span></text:span><text:span text:style-name="ss"><text:span text:style-name="T22">cn</text:span></text:span><text:span text:style-name="p"><text:span text:style-name="T6">:</text:span></text:span><text:span text:style-name="HTML_20_Code"><text:span text:style-name="T6"> </text:span></text:span><text:span text:style-name="n"><text:span text:style-name="T6">bob</text:span></text:span><text:span text:style-name="HTML_20_Code"><text:span text:style-name="T6"> <text:s/></text:span></text:span><text:span text:style-name="n"><text:span text:style-name="T6">smith</text:span></text:span></text:p>
      <text:p text:style-name="P1"><text:span text:style-name="lineno"><text:span text:style-name="T11">17 </text:span></text:span><text:span text:style-name="ss"><text:span text:style-name="T22">sn</text:span></text:span><text:span text:style-name="p"><text:span text:style-name="T6">:</text:span></text:span><text:span text:style-name="HTML_20_Code"><text:span text:style-name="T6"> </text:span></text:span><text:span text:style-name="n"><text:span text:style-name="T6">smith</text:span></text:span></text:p>
      <text:p text:style-name="P1"><text:span text:style-name="lineno"><text:span text:style-name="T11">18 </text:span></text:span><text:span text:style-name="ss"><text:span text:style-name="T22">uid</text:span></text:span><text:span text:style-name="p"><text:span text:style-name="T6">:</text:span></text:span><text:span text:style-name="HTML_20_Code"><text:span text:style-name="T6"> </text:span></text:span><text:span text:style-name="n"><text:span text:style-name="T6">rjsmith</text:span></text:span></text:p>
      <text:p text:style-name="P1"><text:span text:style-name="lineno"><text:span text:style-name="T11">19 </text:span></text:span><text:span text:style-name="n"><text:span text:style-name="T6">userPassword</text:span></text:span><text:span text:style-name="o"><text:span text:style-name="T7">::</text:span></text:span><text:span text:style-name="HTML_20_Code"><text:span text:style-name="T6"> </text:span></text:span><text:span text:style-name="n"><text:span text:style-name="T6">ckpzbWl0SA</text:span></text:span><text:span text:style-name="o"><text:span text:style-name="T7">==</text:span></text:span></text:p>
      <text:p text:style-name="P1"><text:span text:style-name="lineno"><text:span text:style-name="T11">20 </text:span></text:span><text:span text:style-name="ss"><text:span text:style-name="T22">carLicense</text:span></text:span><text:span text:style-name="p"><text:span text:style-name="T6">:</text:span></text:span><text:span text:style-name="HTML_20_Code"><text:span text:style-name="T6"> </text:span></text:span><text:span text:style-name="no"><text:span text:style-name="T17">HISCAR</text:span></text:span><text:span text:style-name="HTML_20_Code"><text:span text:style-name="T6"> </text:span></text:span><text:span text:style-name="mi"><text:span text:style-name="T15">123</text:span></text:span></text:p>
      <text:p text:style-name="P1"><text:span text:style-name="lineno"><text:span text:style-name="T11">21 </text:span></text:span><text:span text:style-name="ss"><text:span text:style-name="T22">homePhone</text:span></text:span><text:span text:style-name="p"><text:span text:style-name="T6">:</text:span></text:span><text:span text:style-name="HTML_20_Code"><text:span text:style-name="T6"> </text:span></text:span><text:span text:style-name="mi"><text:span text:style-name="T15">555</text:span></text:span><text:span text:style-name="o"><text:span text:style-name="T7">-</text:span></text:span><text:span text:style-name="mi"><text:span text:style-name="T15">111</text:span></text:span><text:span text:style-name="o"><text:span text:style-name="T7">-</text:span></text:span><text:span text:style-name="mi"><text:span text:style-name="T15">2222</text:span></text:span></text:p>
      <text:p text:style-name="P1"><text:span text:style-name="lineno"><text:span text:style-name="T11">22 </text:span></text:span><text:span text:style-name="ss"><text:span text:style-name="T22">mail</text:span></text:span><text:span text:style-name="p"><text:span text:style-name="T6">:</text:span></text:span><text:span text:style-name="HTML_20_Code"><text:span text:style-name="T6"> </text:span></text:span><text:span text:style-name="n"><text:span text:style-name="T6">r</text:span></text:span><text:span text:style-name="o"><text:span text:style-name="T7">.</text:span></text:span><text:span text:style-name="n"><text:span text:style-name="T6">smith</text:span></text:span><text:span text:style-name="vi"><text:span text:style-name="T17">@example</text:span></text:span><text:span text:style-name="o"><text:span text:style-name="T7">.</text:span></text:span><text:span text:style-name="n"><text:span text:style-name="T6">com</text:span></text:span></text:p>
      <text:p text:style-name="P1"><text:span text:style-name="lineno"><text:span text:style-name="T10">23 </text:span></text:span><text:span text:style-name="ss"><text:span text:style-name="T21">mail</text:span></text:span><text:span text:style-name="p"><text:span text:style-name="T5">:</text:span></text:span><text:span text:style-name="HTML_20_Code"><text:span text:style-name="T5"> </text:span></text:span><text:span text:style-name="n"><text:span text:style-name="T5">rsmith</text:span></text:span><text:span text:style-name="vi"><text:span text:style-name="T16">@example</text:span></text:span><text:span text:style-name="o"><text:span text:style-name="T8">.</text:span></text:span><text:span text:style-name="n"><text:span text:style-name="T5">com</text:span></text:span></text:p>
      <text:p text:style-name="P1"><text:span text:style-name="lineno"><text:span text:style-name="T10">24 </text:span></text:span><text:span text:style-name="ss"><text:span text:style-name="T21">mail</text:span></text:span><text:span text:style-name="p"><text:span text:style-name="T5">:</text:span></text:span><text:span text:style-name="HTML_20_Code"><text:span text:style-name="T5"> </text:span></text:span><text:span text:style-name="n"><text:span text:style-name="T5">bob</text:span></text:span><text:span text:style-name="o"><text:span text:style-name="T8">.</text:span></text:span><text:span text:style-name="n"><text:span text:style-name="T5">smith</text:span></text:span><text:span text:style-name="vi"><text:span text:style-name="T16">@example</text:span></text:span><text:span text:style-name="o"><text:span text:style-name="T8">.</text:span></text:span><text:span text:style-name="n"><text:span text:style-name="T5">com</text:span></text:span></text:p>
      <text:p text:style-name="P1"><text:span text:style-name="lineno"><text:span text:style-name="T11">25 </text:span></text:span><text:span text:style-name="ss"><text:span text:style-name="T22">description</text:span></text:span><text:span text:style-name="p"><text:span text:style-name="T6">:</text:span></text:span><text:span text:style-name="HTML_20_Code"><text:span text:style-name="T6"> </text:span></text:span><text:span text:style-name="n"><text:span text:style-name="T6">swell</text:span></text:span><text:span text:style-name="HTML_20_Code"><text:span text:style-name="T6"> </text:span></text:span><text:span text:style-name="n"><text:span text:style-name="T6">guy</text:span></text:span></text:p>
      <text:p text:style-name="P1"><text:span text:style-name="lineno"><text:span text:style-name="T11">26 </text:span></text:span><text:span text:style-name="ss"><text:span text:style-name="T22">ou</text:span></text:span><text:span text:style-name="p"><text:span text:style-name="T6">:</text:span></text:span><text:span text:style-name="HTML_20_Code"><text:span text:style-name="T6"> </text:span></text:span><text:span text:style-name="no"><text:span text:style-name="T17">Human</text:span></text:span><text:span text:style-name="HTML_20_Code"><text:span text:style-name="T6"> </text:span></text:span><text:span text:style-name="no"><text:span text:style-name="T17">Resources</text:span></text:span></text:p>
      <text:p text:style-name="P1"><text:span text:style-name="lineno"><text:span text:style-name="T11">27</text:span></text:span></text:p>
      <text:p text:style-name="P1"><text:soft-page-break/><text:span text:style-name="lineno"><text:span text:style-name="T11">28 </text:span></text:span><text:span text:style-name="ss"><text:span text:style-name="T22">dn</text:span></text:span><text:span text:style-name="p"><text:span text:style-name="T6">:</text:span></text:span><text:span text:style-name="HTML_20_Code"><text:span text:style-name="T6"> </text:span></text:span><text:span text:style-name="n"><text:span text:style-name="T6">cn</text:span></text:span><text:span text:style-name="o"><text:span text:style-name="T7">=</text:span></text:span><text:span text:style-name="no"><text:span text:style-name="T17">Larry</text:span></text:span><text:span text:style-name="HTML_20_Code"><text:span text:style-name="T6"> </text:span></text:span><text:span text:style-name="no"><text:span text:style-name="T17">Cai</text:span></text:span><text:span text:style-name="p"><text:span text:style-name="T6">,</text:span></text:span><text:span text:style-name="n"><text:span text:style-name="T6">ou</text:span></text:span><text:span text:style-name="o"><text:span text:style-name="T7">=</text:span></text:span><text:span text:style-name="no"><text:span text:style-name="T17">Users</text:span></text:span><text:span text:style-name="p"><text:span text:style-name="T6">,</text:span></text:span><text:span text:style-name="n"><text:span text:style-name="T6">dc</text:span></text:span><text:span text:style-name="o"><text:span text:style-name="T7">=</text:span></text:span><text:span text:style-name="n"><text:span text:style-name="T6">openstack</text:span></text:span><text:span text:style-name="p"><text:span text:style-name="T6">,</text:span></text:span><text:span text:style-name="n"><text:span text:style-name="T6">dc</text:span></text:span><text:span text:style-name="o"><text:span text:style-name="T7">=</text:span></text:span><text:span text:style-name="n"><text:span text:style-name="T6">org</text:span></text:span></text:p>
      <text:p text:style-name="P1"><text:span text:style-name="lineno"><text:span text:style-name="T11">29 </text:span></text:span><text:span text:style-name="ss"><text:span text:style-name="T22">objectClass</text:span></text:span><text:span text:style-name="p"><text:span text:style-name="T6">:</text:span></text:span><text:span text:style-name="HTML_20_Code"><text:span text:style-name="T6"> </text:span></text:span><text:span text:style-name="n"><text:span text:style-name="T6">inetOrgPerson</text:span></text:span></text:p>
      <text:p text:style-name="P1"><text:span text:style-name="lineno"><text:span text:style-name="T11">30 </text:span></text:span><text:span text:style-name="ss"><text:span text:style-name="T22">cn</text:span></text:span><text:span text:style-name="p"><text:span text:style-name="T6">:</text:span></text:span><text:span text:style-name="HTML_20_Code"><text:span text:style-name="T6"> </text:span></text:span><text:span text:style-name="no"><text:span text:style-name="T17">Larry</text:span></text:span><text:span text:style-name="HTML_20_Code"><text:span text:style-name="T6"> </text:span></text:span><text:span text:style-name="no"><text:span text:style-name="T17">Cai</text:span></text:span></text:p>
      <text:p text:style-name="P1"><text:span text:style-name="lineno"><text:span text:style-name="T11">31 </text:span></text:span><text:span text:style-name="ss"><text:span text:style-name="T22">sn</text:span></text:span><text:span text:style-name="p"><text:span text:style-name="T6">:</text:span></text:span><text:span text:style-name="HTML_20_Code"><text:span text:style-name="T6"> </text:span></text:span><text:span text:style-name="no"><text:span text:style-name="T17">Cai</text:span></text:span></text:p>
      <text:p text:style-name="P1"><text:span text:style-name="lineno"><text:span text:style-name="T11">32 </text:span></text:span><text:span text:style-name="ss"><text:span text:style-name="T22">uid</text:span></text:span><text:span text:style-name="p"><text:span text:style-name="T6">:</text:span></text:span><text:span text:style-name="HTML_20_Code"><text:span text:style-name="T6"> </text:span></text:span><text:span text:style-name="n"><text:span text:style-name="T6">larrycai</text:span></text:span></text:p>
      <text:p text:style-name="P1"><text:span text:style-name="lineno"><text:span text:style-name="T11">33 </text:span></text:span><text:span text:style-name="n"><text:span text:style-name="T6">userPassword</text:span></text:span><text:span text:style-name="o"><text:span text:style-name="T7">::</text:span></text:span><text:span text:style-name="HTML_20_Code"><text:span text:style-name="T6"> </text:span></text:span><text:span text:style-name="no"><text:span text:style-name="T17">TGFycnlDYWk</text:span></text:span><text:span text:style-name="o"><text:span text:style-name="T7">=</text:span></text:span></text:p>
      <text:p text:style-name="P1"><text:span text:style-name="lineno"><text:span text:style-name="T11">34 </text:span></text:span><text:span text:style-name="ss"><text:span text:style-name="T22">carLicense</text:span></text:span><text:span text:style-name="p"><text:span text:style-name="T6">:</text:span></text:span><text:span text:style-name="HTML_20_Code"><text:span text:style-name="T6"> </text:span></text:span><text:span text:style-name="no"><text:span text:style-name="T17">HISCAR</text:span></text:span><text:span text:style-name="HTML_20_Code"><text:span text:style-name="T6"> </text:span></text:span><text:span text:style-name="mi"><text:span text:style-name="T15">123</text:span></text:span></text:p>
      <text:p text:style-name="P1"><text:span text:style-name="lineno"><text:span text:style-name="T11">35 </text:span></text:span><text:span text:style-name="ss"><text:span text:style-name="T22">homePhone</text:span></text:span><text:span text:style-name="p"><text:span text:style-name="T6">:</text:span></text:span><text:span text:style-name="HTML_20_Code"><text:span text:style-name="T6"> </text:span></text:span><text:span text:style-name="mi"><text:span text:style-name="T15">555</text:span></text:span><text:span text:style-name="o"><text:span text:style-name="T7">-</text:span></text:span><text:span text:style-name="mi"><text:span text:style-name="T15">111</text:span></text:span><text:span text:style-name="o"><text:span text:style-name="T7">-</text:span></text:span><text:span text:style-name="mi"><text:span text:style-name="T15">2222</text:span></text:span></text:p>
      <text:p text:style-name="P1"><text:span text:style-name="lineno"><text:span text:style-name="T11">36 </text:span></text:span><text:span text:style-name="ss"><text:span text:style-name="T22">mail</text:span></text:span><text:span text:style-name="p"><text:span text:style-name="T6">:</text:span></text:span><text:span text:style-name="HTML_20_Code"><text:span text:style-name="T6"> </text:span></text:span><text:span text:style-name="n"><text:span text:style-name="T6">larry</text:span></text:span><text:span text:style-name="o"><text:span text:style-name="T7">.</text:span></text:span><text:span text:style-name="n"><text:span text:style-name="T6">caiyu</text:span></text:span><text:span text:style-name="vi"><text:span text:style-name="T17">@gmail</text:span></text:span><text:span text:style-name="o"><text:span text:style-name="T7">.</text:span></text:span><text:span text:style-name="n"><text:span text:style-name="T6">com</text:span></text:span></text:p>
      <text:p text:style-name="P1"><text:span text:style-name="lineno"><text:span text:style-name="T11">37 </text:span></text:span><text:span text:style-name="ss"><text:span text:style-name="T22">description</text:span></text:span><text:span text:style-name="p"><text:span text:style-name="T6">:</text:span></text:span><text:span text:style-name="HTML_20_Code"><text:span text:style-name="T6"> </text:span></text:span><text:span text:style-name="n"><text:span text:style-name="T6">hacker</text:span></text:span><text:span text:style-name="HTML_20_Code"><text:span text:style-name="T6"> </text:span></text:span><text:span text:style-name="n"><text:span text:style-name="T6">guy</text:span></text:span></text:p>
      <text:h text:style-name="P14" text:outline-level="4">Options :</text:h>
      <text:list xml:id="list3741569376" text:style-name="WWNum12">
        <text:list-item>
          <text:p text:style-name="P17">-b : Base DN, point dans l'arbre LDAP ou l'on se positionne pour commencer la recherche</text:p>
        </text:list-item>
        <text:list-item>
          <text:p text:style-name="P18">-D : Bind DN, utilisateur avec lequel on se connecte à LDAP</text:p>
        </text:list-item>
        <text:list-item>
          <text:p text:style-name="P18">-s : Scope</text:p>
        </text:list-item>
        <text:list-item>
          <text:p text:style-name="P18">-w : Bind Password, on fournit le password dans la ligne de commande</text:p>
        </text:list-item>
        <text:list-item>
          <text:p text:style-name="P18">-W : Bind Password, on sera prompter lors du lancement de la commande</text:p>
        </text:list-item>
        <text:list-item>
          <text:p text:style-name="P19">-v : verbose</text:p>
        </text:list-item>
      </text:list>
      <text:h text:style-name="P13" text:outline-level="3">Suppression</text:h>
      <text:h text:style-name="P14" text:outline-level="4">Unitairement</text:h>
      <text:p text:style-name="P1"><text:span text:style-name="lineno"><text:span text:style-name="T11">1 </text:span></text:span><text:span text:style-name="err"><text:span text:style-name="T12">$</text:span></text:span><text:span text:style-name="HTML_20_Code"><text:span text:style-name="T6"> </text:span></text:span><text:span text:style-name="n"><text:span text:style-name="T6">ldapdelete</text:span></text:span><text:span text:style-name="HTML_20_Code"><text:span text:style-name="T6"> </text:span></text:span><text:span text:style-name="o"><text:span text:style-name="T7">-</text:span></text:span><text:span text:style-name="n"><text:span text:style-name="T6">xv</text:span></text:span><text:span text:style-name="HTML_20_Code"><text:span text:style-name="T6"> <text:s/></text:span></text:span><text:span text:style-name="o"><text:span text:style-name="T7">-</text:span></text:span><text:span text:style-name="n"><text:span text:style-name="T6">h</text:span></text:span><text:span text:style-name="HTML_20_Code"><text:span text:style-name="T6"> </text:span></text:span><text:span text:style-name="n"><text:span text:style-name="T6">localhost</text:span></text:span><text:span text:style-name="HTML_20_Code"><text:span text:style-name="T6"> </text:span></text:span><text:span text:style-name="o"><text:span text:style-name="T7">-</text:span></text:span><text:span text:style-name="n"><text:span text:style-name="T6">D</text:span></text:span><text:span text:style-name="HTML_20_Code"><text:span text:style-name="T6"> </text:span></text:span><text:span text:style-name="s2"><text:span text:style-name="T18">"cn=admin,dc=openstack,dc=org"</text:span></text:span><text:span text:style-name="HTML_20_Code"><text:span text:style-name="T6"> </text:span></text:span><text:span text:style-name="o"><text:span text:style-name="T7">-</text:span></text:span><text:span text:style-name="n"><text:span text:style-name="T6">w</text:span></text:span><text:span text:style-name="HTML_20_Code"><text:span text:style-name="T6"> </text:span></text:span><text:span text:style-name="n"><text:span text:style-name="T6">password</text:span></text:span><text:span text:style-name="HTML_20_Code"><text:span text:style-name="T6"> </text:span></text:span><text:span text:style-name="s2"><text:span text:style-name="T18">"cn=Robert Smith,ou=Users,dc=openstack,dc=org"</text:span></text:span></text:p>
      <text:h text:style-name="P14" text:outline-level="4">En masse</text:h>
      <text:p text:style-name="P1"><text:span text:style-name="lineno"><text:span text:style-name="T10">1 </text:span></text:span><text:span text:style-name="err"><text:span text:style-name="T13">$</text:span></text:span><text:span text:style-name="HTML_20_Code"><text:span text:style-name="T5"> </text:span></text:span><text:span text:style-name="n"><text:span text:style-name="T5">cat</text:span></text:span><text:span text:style-name="HTML_20_Code"><text:span text:style-name="T5"> </text:span></text:span><text:span text:style-name="n"><text:span text:style-name="T5">delete_masse</text:span></text:span><text:span text:style-name="o"><text:span text:style-name="T8">.</text:span></text:span><text:span text:style-name="n"><text:span text:style-name="T5">txt</text:span></text:span></text:p>
      <text:p text:style-name="P1"><text:span text:style-name="lineno"><text:span text:style-name="T11">2 </text:span></text:span><text:span text:style-name="n"><text:span text:style-name="T6">cn</text:span></text:span><text:span text:style-name="o"><text:span text:style-name="T7">=</text:span></text:span><text:span text:style-name="no"><text:span text:style-name="T17">Larry</text:span></text:span><text:span text:style-name="HTML_20_Code"><text:span text:style-name="T6"> </text:span></text:span><text:span text:style-name="no"><text:span text:style-name="T17">Cai</text:span></text:span><text:span text:style-name="p"><text:span text:style-name="T6">,</text:span></text:span><text:span text:style-name="n"><text:span text:style-name="T6">ou</text:span></text:span><text:span text:style-name="o"><text:span text:style-name="T7">=</text:span></text:span><text:span text:style-name="no"><text:span text:style-name="T17">Users</text:span></text:span><text:span text:style-name="p"><text:span text:style-name="T6">,</text:span></text:span><text:span text:style-name="n"><text:span text:style-name="T6">dc</text:span></text:span><text:span text:style-name="o"><text:span text:style-name="T7">=</text:span></text:span><text:span text:style-name="n"><text:span text:style-name="T6">openstack</text:span></text:span><text:span text:style-name="p"><text:span text:style-name="T6">,</text:span></text:span><text:span text:style-name="n"><text:span text:style-name="T6">dc</text:span></text:span><text:span text:style-name="o"><text:span text:style-name="T7">=</text:span></text:span><text:span text:style-name="n"><text:span text:style-name="T6">org</text:span></text:span></text:p>
      <text:p text:style-name="P1"><text:span text:style-name="lineno"><text:span text:style-name="T11">3 </text:span></text:span><text:span text:style-name="n"><text:span text:style-name="T6">cn</text:span></text:span><text:span text:style-name="o"><text:span text:style-name="T7">=</text:span></text:span><text:span text:style-name="no"><text:span text:style-name="T17">Robert</text:span></text:span><text:span text:style-name="HTML_20_Code"><text:span text:style-name="T6"> </text:span></text:span><text:span text:style-name="no"><text:span text:style-name="T17">Smith</text:span></text:span><text:span text:style-name="p"><text:span text:style-name="T6">,</text:span></text:span><text:span text:style-name="n"><text:span text:style-name="T6">ou</text:span></text:span><text:span text:style-name="o"><text:span text:style-name="T7">=</text:span></text:span><text:span text:style-name="no"><text:span text:style-name="T17">Users</text:span></text:span><text:span text:style-name="p"><text:span text:style-name="T6">,</text:span></text:span><text:span text:style-name="n"><text:span text:style-name="T6">dc</text:span></text:span><text:span text:style-name="o"><text:span text:style-name="T7">=</text:span></text:span><text:span text:style-name="n"><text:span text:style-name="T6">openstack</text:span></text:span><text:span text:style-name="p"><text:span text:style-name="T6">,</text:span></text:span><text:span text:style-name="n"><text:span text:style-name="T6">dc</text:span></text:span><text:span text:style-name="o"><text:span text:style-name="T7">=</text:span></text:span><text:span text:style-name="n"><text:span text:style-name="T6">org</text:span></text:span></text:p>
      <text:p text:style-name="P1"><text:span text:style-name="lineno"><text:span text:style-name="T11">4</text:span></text:span></text:p>
      <text:p text:style-name="P1"><text:span text:style-name="lineno"><text:span text:style-name="T11">5</text:span></text:span></text:p>
      <text:p text:style-name="P1"><text:span text:style-name="lineno"><text:span text:style-name="T11">6 </text:span></text:span><text:span text:style-name="err"><text:span text:style-name="T12">$</text:span></text:span><text:span text:style-name="HTML_20_Code"><text:span text:style-name="T6"> </text:span></text:span><text:span text:style-name="n"><text:span text:style-name="T6">ldapdelete</text:span></text:span><text:span text:style-name="HTML_20_Code"><text:span text:style-name="T6"> </text:span></text:span><text:span text:style-name="o"><text:span text:style-name="T7">-</text:span></text:span><text:span text:style-name="n"><text:span text:style-name="T6">xv</text:span></text:span><text:span text:style-name="HTML_20_Code"><text:span text:style-name="T6"> <text:s/></text:span></text:span><text:span text:style-name="o"><text:span text:style-name="T7">-</text:span></text:span><text:span text:style-name="n"><text:span text:style-name="T6">h</text:span></text:span><text:span text:style-name="HTML_20_Code"><text:span text:style-name="T6"> </text:span></text:span><text:span text:style-name="n"><text:span text:style-name="T6">localhost</text:span></text:span><text:span text:style-name="HTML_20_Code"><text:span text:style-name="T6"> </text:span></text:span><text:span text:style-name="o"><text:span text:style-name="T7">-</text:span></text:span><text:span text:style-name="n"><text:span text:style-name="T6">D</text:span></text:span><text:span text:style-name="HTML_20_Code"><text:span text:style-name="T6"> </text:span></text:span><text:span text:style-name="s2"><text:span text:style-name="T18">"cn=admin,dc=openstack,dc=org"</text:span></text:span><text:span text:style-name="HTML_20_Code"><text:span text:style-name="T6"> </text:span></text:span><text:span text:style-name="o"><text:span text:style-name="T7">-</text:span></text:span><text:span text:style-name="n"><text:span text:style-name="T6">w</text:span></text:span><text:span text:style-name="HTML_20_Code"><text:span text:style-name="T6"> </text:span></text:span><text:span text:style-name="n"><text:span text:style-name="T6">password</text:span></text:span><text:span text:style-name="HTML_20_Code"><text:span text:style-name="T6"> </text:span></text:span><text:span text:style-name="o"><text:span text:style-name="T7">-</text:span></text:span><text:span text:style-name="n"><text:span text:style-name="T6">f</text:span></text:span><text:span text:style-name="HTML_20_Code"><text:span text:style-name="T6"> </text:span></text:span><text:span text:style-name="o"><text:span text:style-name="T7">.</text:span></text:span><text:span text:style-name="n"><text:span text:style-name="T6">/delete_masse</text:span></text:span><text:span text:style-name="o"><text:span text:style-name="T7">.</text:span></text:span><text:span text:style-name="n"><text:span text:style-name="T6">txt</text:span></text:span></text:p>
      <text:h text:style-name="P13" text:outline-level="3"><text:soft-page-break/>Ajout</text:h>
      <text:p text:style-name="P1"><text:span text:style-name="lineno"><text:span text:style-name="T10">1 </text:span></text:span><text:span text:style-name="c1"><text:span text:style-name="T20">## Fichier LDIF à ajouter :</text:span></text:span></text:p>
      <text:p text:style-name="P1"><text:span text:style-name="lineno"><text:span text:style-name="T10">2 </text:span></text:span><text:span text:style-name="err"><text:span text:style-name="T13">$</text:span></text:span><text:span text:style-name="HTML_20_Code"><text:span text:style-name="T5"> </text:span></text:span><text:span text:style-name="n"><text:span text:style-name="T5">cat</text:span></text:span><text:span text:style-name="HTML_20_Code"><text:span text:style-name="T5"> </text:span></text:span><text:span text:style-name="n"><text:span text:style-name="T5">more</text:span></text:span><text:span text:style-name="o"><text:span text:style-name="T8">.</text:span></text:span><text:span text:style-name="n"><text:span text:style-name="T5">ldif</text:span></text:span></text:p>
      <text:p text:style-name="P1"><text:span text:style-name="lineno"><text:span text:style-name="T11">3 </text:span></text:span><text:span text:style-name="ss"><text:span text:style-name="T22">dn</text:span></text:span><text:span text:style-name="p"><text:span text:style-name="T6">:</text:span></text:span><text:span text:style-name="HTML_20_Code"><text:span text:style-name="T6"> </text:span></text:span><text:span text:style-name="n"><text:span text:style-name="T6">cn</text:span></text:span><text:span text:style-name="o"><text:span text:style-name="T7">=</text:span></text:span><text:span text:style-name="no"><text:span text:style-name="T17">Robert</text:span></text:span><text:span text:style-name="HTML_20_Code"><text:span text:style-name="T6"> </text:span></text:span><text:span text:style-name="no"><text:span text:style-name="T17">Smith</text:span></text:span><text:span text:style-name="p"><text:span text:style-name="T6">,</text:span></text:span><text:span text:style-name="n"><text:span text:style-name="T6">ou</text:span></text:span><text:span text:style-name="o"><text:span text:style-name="T7">=</text:span></text:span><text:span text:style-name="no"><text:span text:style-name="T17">Users</text:span></text:span><text:span text:style-name="p"><text:span text:style-name="T6">,</text:span></text:span><text:span text:style-name="n"><text:span text:style-name="T6">dc</text:span></text:span><text:span text:style-name="o"><text:span text:style-name="T7">=</text:span></text:span><text:span text:style-name="n"><text:span text:style-name="T6">openstack</text:span></text:span><text:span text:style-name="p"><text:span text:style-name="T6">,</text:span></text:span><text:span text:style-name="n"><text:span text:style-name="T6">dc</text:span></text:span><text:span text:style-name="o"><text:span text:style-name="T7">=</text:span></text:span><text:span text:style-name="n"><text:span text:style-name="T6">org</text:span></text:span></text:p>
      <text:p text:style-name="P1"><text:span text:style-name="lineno"><text:span text:style-name="T11">4 </text:span></text:span><text:span text:style-name="ss"><text:span text:style-name="T22">objectclass</text:span></text:span><text:span text:style-name="p"><text:span text:style-name="T6">:</text:span></text:span><text:span text:style-name="HTML_20_Code"><text:span text:style-name="T6"> </text:span></text:span><text:span text:style-name="n"><text:span text:style-name="T6">inetOrgPerson</text:span></text:span></text:p>
      <text:p text:style-name="P1"><text:span text:style-name="lineno"><text:span text:style-name="T11">5 </text:span></text:span><text:span text:style-name="ss"><text:span text:style-name="T22">cn</text:span></text:span><text:span text:style-name="p"><text:span text:style-name="T6">:</text:span></text:span><text:span text:style-name="HTML_20_Code"><text:span text:style-name="T6"> </text:span></text:span><text:span text:style-name="no"><text:span text:style-name="T17">Robert</text:span></text:span><text:span text:style-name="HTML_20_Code"><text:span text:style-name="T6"> </text:span></text:span><text:span text:style-name="no"><text:span text:style-name="T17">Smith</text:span></text:span></text:p>
      <text:p text:style-name="P1"><text:span text:style-name="lineno"><text:span text:style-name="T11">6 </text:span></text:span><text:span text:style-name="ss"><text:span text:style-name="T22">cn</text:span></text:span><text:span text:style-name="p"><text:span text:style-name="T6">:</text:span></text:span><text:span text:style-name="HTML_20_Code"><text:span text:style-name="T6"> </text:span></text:span><text:span text:style-name="no"><text:span text:style-name="T17">Robert</text:span></text:span><text:span text:style-name="HTML_20_Code"><text:span text:style-name="T6"> </text:span></text:span><text:span text:style-name="n"><text:span text:style-name="T6">J</text:span></text:span><text:span text:style-name="HTML_20_Code"><text:span text:style-name="T6"> </text:span></text:span><text:span text:style-name="no"><text:span text:style-name="T17">Smith</text:span></text:span></text:p>
      <text:p text:style-name="P1"><text:span text:style-name="lineno"><text:span text:style-name="T11">7 </text:span></text:span><text:span text:style-name="ss"><text:span text:style-name="T22">cn</text:span></text:span><text:span text:style-name="p"><text:span text:style-name="T6">:</text:span></text:span><text:span text:style-name="HTML_20_Code"><text:span text:style-name="T6"> </text:span></text:span><text:span text:style-name="n"><text:span text:style-name="T6">bob</text:span></text:span><text:span text:style-name="HTML_20_Code"><text:span text:style-name="T6"> <text:s/></text:span></text:span><text:span text:style-name="n"><text:span text:style-name="T6">smith</text:span></text:span></text:p>
      <text:p text:style-name="P1"><text:span text:style-name="lineno"><text:span text:style-name="T11">8 </text:span></text:span><text:span text:style-name="ss"><text:span text:style-name="T22">sn</text:span></text:span><text:span text:style-name="p"><text:span text:style-name="T6">:</text:span></text:span><text:span text:style-name="HTML_20_Code"><text:span text:style-name="T6"> </text:span></text:span><text:span text:style-name="n"><text:span text:style-name="T6">smith</text:span></text:span></text:p>
      <text:p text:style-name="P1"><text:span text:style-name="lineno"><text:span text:style-name="T11">9 </text:span></text:span><text:span text:style-name="ss"><text:span text:style-name="T22">uid</text:span></text:span><text:span text:style-name="p"><text:span text:style-name="T6">:</text:span></text:span><text:span text:style-name="HTML_20_Code"><text:span text:style-name="T6"> </text:span></text:span><text:span text:style-name="n"><text:span text:style-name="T6">rjsmith</text:span></text:span></text:p>
      <text:p text:style-name="P1"><text:span text:style-name="lineno"><text:span text:style-name="T11">10 </text:span></text:span><text:span text:style-name="ss"><text:span text:style-name="T22">userpassword</text:span></text:span><text:span text:style-name="p"><text:span text:style-name="T6">:</text:span></text:span><text:span text:style-name="HTML_20_Code"><text:span text:style-name="T6"> </text:span></text:span><text:span text:style-name="n"><text:span text:style-name="T6">rJsmitH</text:span></text:span></text:p>
      <text:p text:style-name="P1"><text:span text:style-name="lineno"><text:span text:style-name="T11">11 </text:span></text:span><text:span text:style-name="ss"><text:span text:style-name="T22">carlicense</text:span></text:span><text:span text:style-name="p"><text:span text:style-name="T6">:</text:span></text:span><text:span text:style-name="HTML_20_Code"><text:span text:style-name="T6"> </text:span></text:span><text:span text:style-name="no"><text:span text:style-name="T17">HISCAR</text:span></text:span><text:span text:style-name="HTML_20_Code"><text:span text:style-name="T6"> </text:span></text:span><text:span text:style-name="mi"><text:span text:style-name="T15">123</text:span></text:span></text:p>
      <text:p text:style-name="P1"><text:span text:style-name="lineno"><text:span text:style-name="T11">12 </text:span></text:span><text:span text:style-name="ss"><text:span text:style-name="T22">homephone</text:span></text:span><text:span text:style-name="p"><text:span text:style-name="T6">:</text:span></text:span><text:span text:style-name="HTML_20_Code"><text:span text:style-name="T6"> </text:span></text:span><text:span text:style-name="mi"><text:span text:style-name="T15">555</text:span></text:span><text:span text:style-name="o"><text:span text:style-name="T7">-</text:span></text:span><text:span text:style-name="mi"><text:span text:style-name="T15">111</text:span></text:span><text:span text:style-name="o"><text:span text:style-name="T7">-</text:span></text:span><text:span text:style-name="mi"><text:span text:style-name="T15">2222</text:span></text:span></text:p>
      <text:p text:style-name="P1"><text:span text:style-name="lineno"><text:span text:style-name="T10">13 </text:span></text:span><text:span text:style-name="ss"><text:span text:style-name="T21">mail</text:span></text:span><text:span text:style-name="p"><text:span text:style-name="T5">:</text:span></text:span><text:span text:style-name="HTML_20_Code"><text:span text:style-name="T5"> </text:span></text:span><text:span text:style-name="n"><text:span text:style-name="T5">r</text:span></text:span><text:span text:style-name="o"><text:span text:style-name="T8">.</text:span></text:span><text:span text:style-name="n"><text:span text:style-name="T5">smith</text:span></text:span><text:span text:style-name="vi"><text:span text:style-name="T16">@example</text:span></text:span><text:span text:style-name="o"><text:span text:style-name="T8">.</text:span></text:span><text:span text:style-name="n"><text:span text:style-name="T5">com</text:span></text:span></text:p>
      <text:p text:style-name="P1"><text:span text:style-name="lineno"><text:span text:style-name="T10">14 </text:span></text:span><text:span text:style-name="ss"><text:span text:style-name="T21">mail</text:span></text:span><text:span text:style-name="p"><text:span text:style-name="T5">:</text:span></text:span><text:span text:style-name="HTML_20_Code"><text:span text:style-name="T5"> </text:span></text:span><text:span text:style-name="n"><text:span text:style-name="T5">rsmith</text:span></text:span><text:span text:style-name="vi"><text:span text:style-name="T16">@example</text:span></text:span><text:span text:style-name="o"><text:span text:style-name="T8">.</text:span></text:span><text:span text:style-name="n"><text:span text:style-name="T5">com</text:span></text:span></text:p>
      <text:p text:style-name="P1"><text:span text:style-name="lineno"><text:span text:style-name="T11">15 </text:span></text:span><text:span text:style-name="ss"><text:span text:style-name="T22">mail</text:span></text:span><text:span text:style-name="p"><text:span text:style-name="T6">:</text:span></text:span><text:span text:style-name="HTML_20_Code"><text:span text:style-name="T6"> </text:span></text:span><text:span text:style-name="n"><text:span text:style-name="T6">bob</text:span></text:span><text:span text:style-name="o"><text:span text:style-name="T7">.</text:span></text:span><text:span text:style-name="n"><text:span text:style-name="T6">smith</text:span></text:span><text:span text:style-name="vi"><text:span text:style-name="T17">@example</text:span></text:span><text:span text:style-name="o"><text:span text:style-name="T7">.</text:span></text:span><text:span text:style-name="n"><text:span text:style-name="T6">com</text:span></text:span></text:p>
      <text:p text:style-name="P1"><text:span text:style-name="lineno"><text:span text:style-name="T11">16 </text:span></text:span><text:span text:style-name="ss"><text:span text:style-name="T22">description</text:span></text:span><text:span text:style-name="p"><text:span text:style-name="T6">:</text:span></text:span><text:span text:style-name="HTML_20_Code"><text:span text:style-name="T6"> </text:span></text:span><text:span text:style-name="n"><text:span text:style-name="T6">swell</text:span></text:span><text:span text:style-name="HTML_20_Code"><text:span text:style-name="T6"> </text:span></text:span><text:span text:style-name="n"><text:span text:style-name="T6">guy</text:span></text:span></text:p>
      <text:p text:style-name="P1"><text:span text:style-name="lineno"><text:span text:style-name="T11">17 </text:span></text:span><text:span text:style-name="ss"><text:span text:style-name="T22">ou</text:span></text:span><text:span text:style-name="p"><text:span text:style-name="T6">:</text:span></text:span><text:span text:style-name="HTML_20_Code"><text:span text:style-name="T6"> </text:span></text:span><text:span text:style-name="no"><text:span text:style-name="T17">Human</text:span></text:span><text:span text:style-name="HTML_20_Code"><text:span text:style-name="T6"> </text:span></text:span><text:span text:style-name="no"><text:span text:style-name="T17">Resources</text:span></text:span></text:p>
      <text:p text:style-name="P1"><text:span text:style-name="lineno"><text:span text:style-name="T11">18</text:span></text:span></text:p>
      <text:p text:style-name="P1"><text:span text:style-name="lineno"><text:span text:style-name="T11">19 </text:span></text:span><text:span text:style-name="ss"><text:span text:style-name="T22">dn</text:span></text:span><text:span text:style-name="p"><text:span text:style-name="T6">:</text:span></text:span><text:span text:style-name="HTML_20_Code"><text:span text:style-name="T6"> </text:span></text:span><text:span text:style-name="n"><text:span text:style-name="T6">cn</text:span></text:span><text:span text:style-name="o"><text:span text:style-name="T7">=</text:span></text:span><text:span text:style-name="no"><text:span text:style-name="T17">Larry</text:span></text:span><text:span text:style-name="HTML_20_Code"><text:span text:style-name="T6"> </text:span></text:span><text:span text:style-name="no"><text:span text:style-name="T17">Cai</text:span></text:span><text:span text:style-name="p"><text:span text:style-name="T6">,</text:span></text:span><text:span text:style-name="n"><text:span text:style-name="T6">ou</text:span></text:span><text:span text:style-name="o"><text:span text:style-name="T7">=</text:span></text:span><text:span text:style-name="no"><text:span text:style-name="T17">Users</text:span></text:span><text:span text:style-name="p"><text:span text:style-name="T6">,</text:span></text:span><text:span text:style-name="n"><text:span text:style-name="T6">dc</text:span></text:span><text:span text:style-name="o"><text:span text:style-name="T7">=</text:span></text:span><text:span text:style-name="n"><text:span text:style-name="T6">openstack</text:span></text:span><text:span text:style-name="p"><text:span text:style-name="T6">,</text:span></text:span><text:span text:style-name="n"><text:span text:style-name="T6">dc</text:span></text:span><text:span text:style-name="o"><text:span text:style-name="T7">=</text:span></text:span><text:span text:style-name="n"><text:span text:style-name="T6">org</text:span></text:span></text:p>
      <text:p text:style-name="P1"><text:span text:style-name="lineno"><text:span text:style-name="T11">20 </text:span></text:span><text:span text:style-name="ss"><text:span text:style-name="T22">objectclass</text:span></text:span><text:span text:style-name="p"><text:span text:style-name="T6">:</text:span></text:span><text:span text:style-name="HTML_20_Code"><text:span text:style-name="T6"> </text:span></text:span><text:span text:style-name="n"><text:span text:style-name="T6">inetOrgPerson</text:span></text:span></text:p>
      <text:p text:style-name="P1"><text:span text:style-name="lineno"><text:span text:style-name="T11">21 </text:span></text:span><text:span text:style-name="ss"><text:span text:style-name="T22">cn</text:span></text:span><text:span text:style-name="p"><text:span text:style-name="T6">:</text:span></text:span><text:span text:style-name="HTML_20_Code"><text:span text:style-name="T6"> </text:span></text:span><text:span text:style-name="no"><text:span text:style-name="T17">Larry</text:span></text:span><text:span text:style-name="HTML_20_Code"><text:span text:style-name="T6"> </text:span></text:span><text:span text:style-name="no"><text:span text:style-name="T17">Cai</text:span></text:span></text:p>
      <text:p text:style-name="P1"><text:span text:style-name="lineno"><text:span text:style-name="T11">22 </text:span></text:span><text:span text:style-name="ss"><text:span text:style-name="T22">sn</text:span></text:span><text:span text:style-name="p"><text:span text:style-name="T6">:</text:span></text:span><text:span text:style-name="HTML_20_Code"><text:span text:style-name="T6"> </text:span></text:span><text:span text:style-name="no"><text:span text:style-name="T17">Cai</text:span></text:span></text:p>
      <text:p text:style-name="P1"><text:span text:style-name="lineno"><text:span text:style-name="T11">23 </text:span></text:span><text:span text:style-name="ss"><text:span text:style-name="T22">uid</text:span></text:span><text:span text:style-name="p"><text:span text:style-name="T6">:</text:span></text:span><text:span text:style-name="HTML_20_Code"><text:span text:style-name="T6"> </text:span></text:span><text:span text:style-name="n"><text:span text:style-name="T6">larrycai</text:span></text:span></text:p>
      <text:p text:style-name="P1"><text:span text:style-name="lineno"><text:span text:style-name="T11">24 </text:span></text:span><text:span text:style-name="ss"><text:span text:style-name="T22">userpassword</text:span></text:span><text:span text:style-name="p"><text:span text:style-name="T6">:</text:span></text:span><text:span text:style-name="HTML_20_Code"><text:span text:style-name="T6"> </text:span></text:span><text:span text:style-name="no"><text:span text:style-name="T17">LarryCai</text:span></text:span></text:p>
      <text:p text:style-name="P1"><text:span text:style-name="lineno"><text:span text:style-name="T11">25 </text:span></text:span><text:span text:style-name="ss"><text:span text:style-name="T22">carlicense</text:span></text:span><text:span text:style-name="p"><text:span text:style-name="T6">:</text:span></text:span><text:span text:style-name="HTML_20_Code"><text:span text:style-name="T6"> </text:span></text:span><text:span text:style-name="no"><text:span text:style-name="T17">HISCAR</text:span></text:span><text:span text:style-name="HTML_20_Code"><text:span text:style-name="T6"> </text:span></text:span><text:span text:style-name="mi"><text:span text:style-name="T15">123</text:span></text:span></text:p>
      <text:p text:style-name="P1"><text:span text:style-name="lineno"><text:span text:style-name="T11">26 </text:span></text:span><text:span text:style-name="ss"><text:span text:style-name="T22">homephone</text:span></text:span><text:span text:style-name="p"><text:span text:style-name="T6">:</text:span></text:span><text:span text:style-name="HTML_20_Code"><text:span text:style-name="T6"> </text:span></text:span><text:span text:style-name="mi"><text:span text:style-name="T15">555</text:span></text:span><text:span text:style-name="o"><text:span text:style-name="T7">-</text:span></text:span><text:span text:style-name="mi"><text:span text:style-name="T15">111</text:span></text:span><text:span text:style-name="o"><text:span text:style-name="T7">-</text:span></text:span><text:span text:style-name="mi"><text:span text:style-name="T15">2222</text:span></text:span></text:p>
      <text:p text:style-name="P1"><text:span text:style-name="lineno"><text:span text:style-name="T11">27 </text:span></text:span><text:span text:style-name="ss"><text:span text:style-name="T22">mail</text:span></text:span><text:span text:style-name="p"><text:span text:style-name="T6">:</text:span></text:span><text:span text:style-name="HTML_20_Code"><text:span text:style-name="T6"> </text:span></text:span><text:span text:style-name="n"><text:span text:style-name="T6">larry</text:span></text:span><text:span text:style-name="o"><text:span text:style-name="T7">.</text:span></text:span><text:span text:style-name="n"><text:span text:style-name="T6">caiyu</text:span></text:span><text:span text:style-name="vi"><text:span text:style-name="T17">@gmail</text:span></text:span><text:span text:style-name="o"><text:span text:style-name="T7">.</text:span></text:span><text:span text:style-name="n"><text:span text:style-name="T6">com</text:span></text:span></text:p>
      <text:p text:style-name="P1"><text:span text:style-name="lineno"><text:span text:style-name="T11">28 </text:span></text:span><text:span text:style-name="ss"><text:span text:style-name="T22">description</text:span></text:span><text:span text:style-name="p"><text:span text:style-name="T6">:</text:span></text:span><text:span text:style-name="HTML_20_Code"><text:span text:style-name="T6"> </text:span></text:span><text:span text:style-name="n"><text:span text:style-name="T6">hacker</text:span></text:span><text:span text:style-name="HTML_20_Code"><text:span text:style-name="T6"> </text:span></text:span><text:span text:style-name="n"><text:span text:style-name="T6">guy</text:span></text:span></text:p>
      <text:p text:style-name="P1"><text:span text:style-name="lineno"><text:span text:style-name="T11">29 </text:span></text:span><text:span text:style-name="ss"><text:span text:style-name="T22">ou</text:span></text:span><text:span text:style-name="p"><text:span text:style-name="T6">:</text:span></text:span><text:span text:style-name="HTML_20_Code"><text:span text:style-name="T6"> </text:span></text:span><text:span text:style-name="no"><text:span text:style-name="T17">Development</text:span></text:span><text:span text:style-name="HTML_20_Code"><text:span text:style-name="T6"> </text:span></text:span><text:span text:style-name="no"><text:span text:style-name="T17">Department</text:span></text:span></text:p>
      <text:p text:style-name="P1"><text:span text:style-name="lineno"><text:span text:style-name="T11">30</text:span></text:span></text:p>
      <text:p text:style-name="P1"><text:span text:style-name="lineno"><text:span text:style-name="T11">31</text:span></text:span></text:p>
      <text:p text:style-name="P1"><text:span text:style-name="lineno"><text:span text:style-name="T11">32</text:span></text:span></text:p>
      <text:p text:style-name="P1"><text:soft-page-break/><text:span text:style-name="lineno"><text:span text:style-name="T11">33 </text:span></text:span><text:span text:style-name="err"><text:span text:style-name="T12">$</text:span></text:span><text:span text:style-name="HTML_20_Code"><text:span text:style-name="T6"> </text:span></text:span><text:span text:style-name="n"><text:span text:style-name="T6">ldapadd</text:span></text:span><text:span text:style-name="HTML_20_Code"><text:span text:style-name="T6"> </text:span></text:span><text:span text:style-name="o"><text:span text:style-name="T7">-</text:span></text:span><text:span text:style-name="n"><text:span text:style-name="T6">x</text:span></text:span><text:span text:style-name="HTML_20_Code"><text:span text:style-name="T6"> </text:span></text:span><text:span text:style-name="o"><text:span text:style-name="T7">-</text:span></text:span><text:span text:style-name="n"><text:span text:style-name="T6">D</text:span></text:span><text:span text:style-name="HTML_20_Code"><text:span text:style-name="T6"> </text:span></text:span><text:span text:style-name="n"><text:span text:style-name="T6">cn</text:span></text:span><text:span text:style-name="o"><text:span text:style-name="T7">=</text:span></text:span><text:span text:style-name="n"><text:span text:style-name="T6">admin</text:span></text:span><text:span text:style-name="p"><text:span text:style-name="T6">,</text:span></text:span><text:span text:style-name="n"><text:span text:style-name="T6">dc</text:span></text:span><text:span text:style-name="o"><text:span text:style-name="T7">=</text:span></text:span><text:span text:style-name="n"><text:span text:style-name="T6">openstack</text:span></text:span><text:span text:style-name="p"><text:span text:style-name="T6">,</text:span></text:span><text:span text:style-name="n"><text:span text:style-name="T6">dc</text:span></text:span><text:span text:style-name="o"><text:span text:style-name="T7">=</text:span></text:span><text:span text:style-name="n"><text:span text:style-name="T6">org</text:span></text:span><text:span text:style-name="HTML_20_Code"><text:span text:style-name="T6"> </text:span></text:span><text:span text:style-name="o"><text:span text:style-name="T7">-</text:span></text:span><text:span text:style-name="n"><text:span text:style-name="T6">w</text:span></text:span><text:span text:style-name="HTML_20_Code"><text:span text:style-name="T6"> </text:span></text:span><text:span text:style-name="n"><text:span text:style-name="T6">password</text:span></text:span><text:span text:style-name="HTML_20_Code"><text:span text:style-name="T6"> </text:span></text:span><text:span text:style-name="o"><text:span text:style-name="T7">-</text:span></text:span><text:span text:style-name="n"><text:span text:style-name="T6">c</text:span></text:span><text:span text:style-name="HTML_20_Code"><text:span text:style-name="T6"> </text:span></text:span><text:span text:style-name="o"><text:span text:style-name="T7">-</text:span></text:span><text:span text:style-name="n"><text:span text:style-name="T6">f</text:span></text:span><text:span text:style-name="HTML_20_Code"><text:span text:style-name="T6"> </text:span></text:span><text:span text:style-name="n"><text:span text:style-name="T6">more</text:span></text:span><text:span text:style-name="o"><text:span text:style-name="T7">.</text:span></text:span><text:span text:style-name="n"><text:span text:style-name="T6">ldif</text:span></text:span></text:p>
      <text:p text:style-name="P1"><text:span text:style-name="lineno"><text:span text:style-name="T11">34 </text:span></text:span><text:span text:style-name="n"><text:span text:style-name="T6">adding</text:span></text:span><text:span text:style-name="HTML_20_Code"><text:span text:style-name="T6"> </text:span></text:span><text:span text:style-name="kp"><text:span text:style-name="T7">new</text:span></text:span><text:span text:style-name="HTML_20_Code"><text:span text:style-name="T6"> </text:span></text:span><text:span text:style-name="n"><text:span text:style-name="T6">entry</text:span></text:span><text:span text:style-name="HTML_20_Code"><text:span text:style-name="T6"> </text:span></text:span><text:span text:style-name="s2"><text:span text:style-name="T18">"cn=Robert Smith,ou=Users,dc=openstack,dc=org"</text:span></text:span></text:p>
      <text:p text:style-name="P1"><text:span text:style-name="lineno"><text:span text:style-name="T11">35</text:span></text:span></text:p>
      <text:p text:style-name="P1"><text:span text:style-name="lineno"><text:span text:style-name="T11">36 </text:span></text:span><text:span text:style-name="n"><text:span text:style-name="T6">adding</text:span></text:span><text:span text:style-name="HTML_20_Code"><text:span text:style-name="T6"> </text:span></text:span><text:span text:style-name="kp"><text:span text:style-name="T7">new</text:span></text:span><text:span text:style-name="HTML_20_Code"><text:span text:style-name="T6"> </text:span></text:span><text:span text:style-name="n"><text:span text:style-name="T6">entry</text:span></text:span><text:span text:style-name="HTML_20_Code"><text:span text:style-name="T6"> </text:span></text:span><text:span text:style-name="s2"><text:span text:style-name="T18">"cn=Larry Cai,ou=Users,dc=openstack,dc=org"</text:span></text:span></text:p>
      <text:p text:style-name="P2"><text:span text:style-name="Strong"><text:span text:style-name="T4">Note :</text:span></text:span><text:span text:style-name="T4"> si une entrée existe déjà elle ne sera pas remplacé ni modifié, il faudra utiliser ldapmodify.</text:span></text:p>
      <text:p text:style-name="P5"><text:span text:style-name="T9">Pour plus de ressources </text:span><text:a xlink:type="simple" xlink:href="https://www.openldap.org/" text:style-name="Internet_20_link" text:visited-style-name="Visited_20_Internet_20_Link"><text:span text:style-name="T1">https://www.openldap.org/</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Montserrat" svg:font-family="Montserrat, sans-serif"/>
    <style:font-face style:name="monospace" svg:font-family="monospace,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Condensed" svg:font-family="'DejaVu Sans Condensed'"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Calibri Light1" svg:font-family="'Calibri Light'"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fr" style:country-asian="FR"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tyle="italic" style:font-name-asian="Noto Serif CJK SC" style:font-family-asian="'Noto Serif CJK SC'" style:font-family-generic-asian="system" style:font-pitch-asian="variable" style:font-style-asian="italic" style:font-name-complex="Lohit Devanagari" style:font-family-complex="'Lohit Devanagari'" style:font-family-generic-complex="system" style:font-pitch-complex="variable"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Default_20_Paragraph_20_Font" style:display-name="Default Paragraph Font" style:family="text"/>
    <style:style style:name="em" style:family="text" style:parent-style-name="Default_20_Paragraph_20_Font"/>
    <style:style style:name="app" style:family="text" style:parent-style-name="Default_20_Paragraph_20_Font"/>
    <style:style style:name="cmd" style:family="text" style:parent-style-name="Default_20_Paragraph_20_Font"/>
    <style:style style:name="fil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no" style:family="text" style:parent-style-name="Default_20_Paragraph_20_Font"/>
    <style:style style:name="er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 style:family="text" style:parent-style-name="Default_20_Paragraph_20_Font"/>
    <style:style style:name="o" style:family="text" style:parent-style-name="Default_20_Paragraph_20_Font"/>
    <style:style style:name="nb" style:family="text" style:parent-style-name="Default_20_Paragraph_20_Font"/>
    <style:style style:name="mi" style:family="text" style:parent-style-name="Default_20_Paragraph_20_Font"/>
    <style:style style:name="no" style:family="text" style:parent-style-name="Default_20_Paragraph_20_Font"/>
    <style:style style:name="s2" style:family="text" style:parent-style-name="Default_20_Paragraph_20_Font"/>
    <style:style style:name="c1" style:family="text" style:parent-style-name="Default_20_Paragraph_20_Font"/>
    <style:style style:name="ss" style:family="text" style:parent-style-name="Default_20_Paragraph_20_Font"/>
    <style:style style:name="p" style:family="text" style:parent-style-name="Default_20_Paragraph_20_Font"/>
    <style:style style:name="sr" style:family="text" style:parent-style-name="Default_20_Paragraph_20_Font"/>
    <style:style style:name="vi" style:family="text" style:parent-style-name="Default_20_Paragraph_20_Font"/>
    <style:style style:name="ListLabel_20_58" style:display-name="ListLabel 58" style:family="text">
      <style:text-properties style:font-name="Helvetica" fo:font-family="Helvetica" style:font-family-generic="roman" style:font-pitch="variable" fo:font-size="10.5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kp" style:family="text" style:parent-style-name="Default_20_Paragraph_20_Font"/>
    <style:style style:name="Strong" style:family="text" style:parent-style-name="Default_20_Paragraph_20_Fon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6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69024" officeooo:paragraph-rsid="0016902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Nicolas Yang</text:p>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4T05:16:07.429680568</meta:creation-date>
    <dc:date>2020-03-30T13:42:09.937814843</dc:date>
    <meta:editing-duration>PT47M9S</meta:editing-duration>
    <meta:editing-cycles>2</meta:editing-cycles>
    <meta:generator>LibreOffice/6.3.5.2$Linux_X86_64 LibreOffice_project/30$Build-2</meta:generator>
    <meta:document-statistic meta:table-count="1" meta:image-count="1" meta:object-count="0" meta:page-count="7" meta:paragraph-count="159" meta:word-count="1046" meta:character-count="6897" meta:non-whitespace-character-count="6013"/>
  </office:meta>
</office:document-meta>
</file>